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2" svg:font-family="'Liberation Sans'" style:font-family-generic="swiss"/>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7.4792in" fo:margin-left="-0.0396in" fo:break-before="page" table:align="left"/>
    </style:style>
    <style:style style:name="Table1.A" style:family="table-column">
      <style:table-column-properties style:column-width="1.3438in"/>
    </style:style>
    <style:style style:name="Table1.B" style:family="table-column">
      <style:table-column-properties style:column-width="0.8646in"/>
    </style:style>
    <style:style style:name="Table1.C" style:family="table-column">
      <style:table-column-properties style:column-width="1.4167in"/>
    </style:style>
    <style:style style:name="Table1.D" style:family="table-column">
      <style:table-column-properties style:column-width="1.1771in"/>
    </style:style>
    <style:style style:name="Table1.E" style:family="table-column">
      <style:table-column-properties style:column-width="0.9896in"/>
    </style:style>
    <style:style style:name="Table1.F" style:family="table-column">
      <style:table-column-properties style:column-width="1.6875in"/>
    </style:style>
    <style:style style:name="Table1.1" style:family="table-row">
      <style:table-row-properties style:min-row-height="0.2396in"/>
    </style:style>
    <style:style style:name="Table1.A1" style:family="table-cell">
      <style:table-cell-properties style:vertical-align="" fo:background-color="#666666" fo:padding="0.0382in" fo:border="0.05pt solid #000000">
        <style:background-image/>
      </style:table-cell-properties>
    </style:style>
    <style:style style:name="Table1.2" style:family="table-row">
      <style:table-row-properties style:row-height="0.1965in"/>
    </style:style>
    <style:style style:name="Table1.A2" style:family="table-cell">
      <style:table-cell-properties style:vertical-align="" fo:padding="0.0382in" fo:border-left="0.05pt solid #000000" fo:border-right="none" fo:border-top="none" fo:border-bottom="0.05pt solid #000000"/>
    </style:style>
    <style:style style:name="Table1.C2" style:family="table-cell">
      <style:table-cell-properties style:vertical-align="" fo:padding="0.0382in" fo:border-left="0.05pt solid #000000" fo:border-right="none" fo:border-top="none" fo:border-bottom="0.05pt solid #000000"/>
    </style:style>
    <style:style style:name="Table1.D2" style:family="table-cell">
      <style:table-cell-properties style:vertical-align="" fo:padding="0.0382in" fo:border-left="0.05pt solid #000000" fo:border-right="none" fo:border-top="none" fo:border-bottom="0.05pt solid #000000"/>
    </style:style>
    <style:style style:name="Table1.F2" style:family="table-cell">
      <style:table-cell-properties style:vertical-align="" fo:padding="0.0382in" fo:border-left="0.05pt solid #000000" fo:border-right="0.05pt solid #000000" fo:border-top="none" fo:border-bottom="0.05pt solid #000000"/>
    </style:style>
    <style:style style:name="Table1.A3" style:family="table-cell">
      <style:table-cell-properties style:vertical-align="" fo:background-color="#eeeeee" fo:padding="0.0382in" fo:border-left="0.05pt solid #000000" fo:border-right="none" fo:border-top="none" fo:border-bottom="0.05pt solid #000000">
        <style:background-image/>
      </style:table-cell-properties>
    </style:style>
    <style:style style:name="Table1.F3" style:family="table-cell">
      <style:table-cell-properties style:vertical-align="" fo:background-color="#eeeeee" fo:padding="0.0382in" fo:border-left="0.05pt solid #000000" fo:border-right="0.05pt solid #000000" fo:border-top="none" fo:border-bottom="0.05pt solid #000000">
        <style:background-image/>
      </style:table-cell-properties>
    </style:style>
    <style:style style:name="Table1.A4"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1.D4" style:family="table-cell">
      <style:table-cell-properties style:vertical-align="" fo:background-color="#ffffff" fo:padding="0.0382in" fo:border-left="0.05pt solid #000000" fo:border-right="none" fo:border-top="none" fo:border-bottom="0.05pt solid #000000">
        <style:background-image/>
      </style:table-cell-properties>
    </style:style>
    <style:style style:name="Table1.F4" style:family="table-cell">
      <style:table-cell-properties style:vertical-align="" fo:background-color="#ffffff" fo:padding="0.0382in" fo:border-left="0.05pt solid #000000" fo:border-right="0.05pt solid #000000" fo:border-top="none" fo:border-bottom="0.05pt solid #000000">
        <style:background-image/>
      </style:table-cell-properties>
    </style:style>
    <style:style style:name="Table1.A5"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A6" style:family="table-cell">
      <style:table-cell-properties style:vertical-align="" fo:background-color="#666666" fo:padding="0.0382in" fo:border-left="0.05pt solid #000000" fo:border-right="0.05pt solid #000000" fo:border-top="none" fo:border-bottom="0.05pt solid #000000">
        <style:background-image/>
      </style:table-cell-properties>
    </style:style>
    <style:style style:name="Table1.A7" style:family="table-cell">
      <style:table-cell-properties style:vertical-align="" fo:padding-left="0.0396in" fo:padding-right="0.0396in" fo:padding-top="0.0396in" fo:padding-bottom="0in" fo:border-left="0.05pt solid #000000" fo:border-right="none" fo:border-top="none" fo:border-bottom="0.05pt solid #000000"/>
    </style:style>
    <style:style style:name="Table1.D7" style:family="table-cell">
      <style:table-cell-properties style:vertical-align="middle" fo:padding-left="0.0396in" fo:padding-right="0.0396in" fo:padding-top="0.0396in" fo:padding-bottom="0in" fo:border="0.05pt solid #000000"/>
    </style:style>
    <style:style style:name="Table1.A8" style:family="table-cell">
      <style:table-cell-properties style:vertical-align="" fo:background-color="#eeeeee" fo:padding-left="0.0396in" fo:padding-right="0.0396in" fo:padding-top="0.0396in" fo:padding-bottom="0in" fo:border-left="0.05pt solid #000000" fo:border-right="none" fo:border-top="none" fo:border-bottom="0.05pt solid #000000">
        <style:background-image/>
      </style:table-cell-properties>
    </style:style>
    <style:style style:name="Table1.D8" style:family="table-cell">
      <style:table-cell-properties style:vertical-align="middle" fo:background-color="#eeeeee" fo:padding-left="0.0396in" fo:padding-right="0.0396in" fo:padding-top="0.0396in" fo:padding-bottom="0in" fo:border-left="0.05pt solid #000000" fo:border-right="0.05pt solid #000000" fo:border-top="none" fo:border-bottom="0.05pt solid #000000">
        <style:background-image/>
      </style:table-cell-properties>
    </style:style>
    <style:style style:name="Table1.9" style:family="table-row">
      <style:table-row-properties style:min-row-height="0.7778in"/>
    </style:style>
    <style:style style:name="Table1.A9" style:family="table-cell">
      <style:table-cell-properties style:vertical-align="middle" fo:padding="0.0382in" fo:border-left="0.05pt solid #000000" fo:border-right="none" fo:border-top="none" fo:border-bottom="0.05pt solid #000000"/>
    </style:style>
    <style:style style:name="Table1.D9" style:family="table-cell">
      <style:table-cell-properties style:vertical-align="middle" fo:padding="0.0382in" fo:border-left="0.05pt solid #000000" fo:border-right="0.05pt solid #000000" fo:border-top="none" fo:border-bottom="0.05pt solid #000000"/>
    </style:style>
    <style:style style:name="Table1.10" style:family="table-row">
      <style:table-row-properties style:min-row-height="0.8764in"/>
    </style:style>
    <style:style style:name="Table1.D10"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1.A11"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1.12" style:family="table-row">
      <style:table-row-properties style:row-height="0.3542in"/>
    </style:style>
    <style:style style:name="Table1.A12" style:family="table-cell">
      <style:table-cell-properties style:vertical-align="middle" fo:padding-left="0.0396in" fo:padding-right="0.0396in" fo:padding-top="0.0396in" fo:padding-bottom="0in" fo:border-left="0.05pt solid #000000" fo:border-right="none" fo:border-top="none" fo:border-bottom="0.05pt solid #000000"/>
    </style:style>
    <style:style style:name="Table1.B12" style:family="table-cell">
      <style:table-cell-properties style:vertical-align="middle" fo:padding-left="0.0396in" fo:padding-right="0.0396in" fo:padding-top="0.0396in" fo:padding-bottom="0in" fo:border-left="0.05pt solid #000000" fo:border-right="none" fo:border-top="none" fo:border-bottom="0.05pt solid #000000"/>
    </style:style>
    <style:style style:name="Table1.D12" style:family="table-cell">
      <style:table-cell-properties style:vertical-align="middle" fo:padding-left="0.0396in" fo:padding-right="0.0396in" fo:padding-top="0.0396in" fo:padding-bottom="0in" fo:border-left="0.05pt solid #000000" fo:border-right="none" fo:border-top="none" fo:border-bottom="0.05pt solid #000000"/>
    </style:style>
    <style:style style:name="Table1.E12" style:family="table-cell">
      <style:table-cell-properties style:vertical-align="middle" fo:padding-left="0.0396in" fo:padding-right="0.0396in" fo:padding-top="0.0396in" fo:padding-bottom="0in" fo:border-left="0.05pt solid #000000" fo:border-right="0.05pt solid #000000" fo:border-top="none" fo:border-bottom="0.05pt solid #000000"/>
    </style:style>
    <style:style style:name="Table1.A13" style:family="table-cell">
      <style:table-cell-properties style:vertical-align="middle" fo:background-color="#eeeeee" fo:padding-left="0.0396in" fo:padding-right="0.0396in" fo:padding-top="0.0396in" fo:padding-bottom="0in" fo:border-left="0.05pt solid #000000" fo:border-right="none" fo:border-top="none" fo:border-bottom="0.05pt solid #000000">
        <style:background-image/>
      </style:table-cell-properties>
    </style:style>
    <style:style style:name="Table1.A15"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1.A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8" style:family="table-cell">
      <style:table-cell-properties fo:background-color="#ffffff" fo:padding="0.0382in" fo:border-left="0.05pt solid #000000" fo:border-right="none" fo:border-top="none" fo:border-bottom="0.05pt solid #000000">
        <style:background-image/>
      </style:table-cell-properties>
    </style:style>
    <style:style style:name="Table1.D18"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1.A19" style:family="table-cell">
      <style:table-cell-properties fo:background-color="#eeeeee" fo:padding="0.0382in" fo:border-left="0.05pt solid #000000" fo:border-right="none" fo:border-top="none" fo:border-bottom="0.05pt solid #000000">
        <style:background-image/>
      </style:table-cell-properties>
    </style:style>
    <style:style style:name="Table1.A20" style:family="table-cell">
      <style:table-cell-properties fo:background-color="#ffffff" fo:padding="0.0382in" fo:border-left="0.05pt solid #000000" fo:border-right="none" fo:border-top="none" fo:border-bottom="0.05pt solid #000000">
        <style:background-image/>
      </style:table-cell-properties>
    </style:style>
    <style:style style:name="Table1.A21" style:family="table-cell">
      <style:table-cell-properties fo:background-color="#eeeeee" fo:padding="0.0382in" fo:border-left="0.05pt solid #000000" fo:border-right="none" fo:border-top="none" fo:border-bottom="0.05pt solid #000000">
        <style:background-image/>
      </style:table-cell-properties>
    </style:style>
    <style:style style:name="Table3" style:family="table">
      <style:table-properties style:width="7.4792in" fo:margin-left="-0.0396in" fo:break-before="page" table:align="left"/>
    </style:style>
    <style:style style:name="Table3.A" style:family="table-column">
      <style:table-column-properties style:column-width="3.3854in"/>
    </style:style>
    <style:style style:name="Table3.B" style:family="table-column">
      <style:table-column-properties style:column-width="4.0938in"/>
    </style:style>
    <style:style style:name="Table3.1" style:family="table-row">
      <style:table-row-properties style:min-row-height="0.1208in"/>
    </style:style>
    <style:style style:name="Table3.A1" style:family="table-cell">
      <style:table-cell-properties style:vertical-align="middle" fo:background-color="#666666" fo:padding="0.0382in" fo:border="0.05pt solid #000000">
        <style:background-image/>
      </style:table-cell-properties>
    </style:style>
    <style:style style:name="Table3.2" style:family="table-row">
      <style:table-row-properties style:min-row-height="0.75in"/>
    </style:style>
    <style:style style:name="Table3.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3.3" style:family="table-row">
      <style:table-row-properties style:min-row-height="0.3174in"/>
    </style:style>
    <style:style style:name="Table3.A3"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3.B3"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3.4" style:family="table-row">
      <style:table-row-properties style:min-row-height="0.1625in"/>
    </style:style>
    <style:style style:name="Table3.A4"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3.5" style:family="table-row">
      <style:table-row-properties style:min-row-height="0.4479in"/>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7.4792in" fo:margin-left="-0.0396in" table:align="left"/>
    </style:style>
    <style:style style:name="Table8.A" style:family="table-column">
      <style:table-column-properties style:column-width="0.75in"/>
    </style:style>
    <style:style style:name="Table8.B" style:family="table-column">
      <style:table-column-properties style:column-width="6.7292in"/>
    </style:style>
    <style:style style:name="Table8.A1" style:family="table-cell">
      <style:table-cell-properties fo:background-color="#666666" fo:padding="0.0382in" fo:border="0.05pt solid #000000">
        <style:background-image/>
      </style:table-cell-properties>
    </style:style>
    <style:style style:name="Table8.2" style:family="table-row">
      <style:table-row-properties style:row-height="0.1965in"/>
    </style:style>
    <style:style style:name="Table8.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8.B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8.A3" style:family="table-cell">
      <style:table-cell-properties style:vertical-align="middle"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B4"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8.A5" style:family="table-cell">
      <style:table-cell-properties style:vertical-align="middle"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B6"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8.A7" style:family="table-cell">
      <style:table-cell-properties style:vertical-align="middle" fo:padding="0.0382in" fo:border-left="0.05pt solid #000000" fo:border-right="none" fo:border-top="none" fo:border-bottom="0.05pt solid #000000"/>
    </style:style>
    <style:style style:name="Table8.B7" style:family="table-cell">
      <style:table-cell-properties fo:padding="0.0382in" fo:border-left="0.05pt solid #000000" fo:border-right="0.05pt solid #000000" fo:border-top="none" fo:border-bottom="0.05pt solid #000000"/>
    </style:style>
    <style:style style:name="Table8.8" style:family="table-row">
      <style:table-row-properties style:row-height="0.3347in"/>
    </style:style>
    <style:style style:name="Table8.B8"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8.A9" style:family="table-cell">
      <style:table-cell-properties style:vertical-align="middle" fo:padding="0.0382in" fo:border-left="0.05pt solid #000000" fo:border-right="none" fo:border-top="none" fo:border-bottom="0.05pt solid #000000"/>
    </style:style>
    <style:style style:name="Table8.B9" style:family="table-cell">
      <style:table-cell-properties fo:padding="0.0382in" fo:border-left="0.05pt solid #000000" fo:border-right="0.05pt solid #000000" fo:border-top="none" fo:border-bottom="0.05pt solid #000000"/>
    </style:style>
    <style:style style:name="Table8.B10"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9" style:family="table">
      <style:table-properties style:width="7.4792in" fo:margin-left="-0.0396in" table:align="left"/>
    </style:style>
    <style:style style:name="Table9.A" style:family="table-column">
      <style:table-column-properties style:column-width="1.4167in"/>
    </style:style>
    <style:style style:name="Table9.B" style:family="table-column">
      <style:table-column-properties style:column-width="6.0625in"/>
    </style:style>
    <style:style style:name="Table9.A1" style:family="table-cell">
      <style:table-cell-properties fo:background-color="#666666" fo:padding="0.0382in" fo:border="0.05pt solid #000000">
        <style:background-image/>
      </style:table-cell-properties>
    </style:style>
    <style:style style:name="Table9.2" style:family="table-row">
      <style:table-row-properties style:row-height="0.1965in"/>
    </style:style>
    <style:style style:name="Table9.A2" style:family="table-cell">
      <style:table-cell-properties style:vertical-align="middle"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9.B3"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9.B4" style:family="table-cell">
      <style:table-cell-properties fo:padding="0.0382in" fo:border-left="0.05pt solid #000000" fo:border-right="0.05pt solid #000000" fo:border-top="none" fo:border-bottom="0.05pt solid #000000"/>
    </style:style>
    <style:style style:name="Table9.B5"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9.A6"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9.B6"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9.B7"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9.B8"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10" style:family="table">
      <style:table-properties style:width="7.4792in" fo:margin-left="-0.0396in" table:align="left"/>
    </style:style>
    <style:style style:name="Table10.A" style:family="table-column">
      <style:table-column-properties style:column-width="1.6563in"/>
    </style:style>
    <style:style style:name="Table10.B" style:family="table-column">
      <style:table-column-properties style:column-width="5.8229in"/>
    </style:style>
    <style:style style:name="Table10.A1" style:family="table-cell">
      <style:table-cell-properties fo:background-color="#666666" fo:padding="0.0382in" fo:border="0.05pt solid #000000">
        <style:background-image/>
      </style:table-cell-properties>
    </style:style>
    <style:style style:name="Table10.2" style:family="table-row">
      <style:table-row-properties style:min-row-height="0.1542in"/>
    </style:style>
    <style:style style:name="Table10.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0.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10.A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10.B3"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2" style:family="table">
      <style:table-properties style:width="7.4792in" fo:margin-left="-0.0396in" table:align="left"/>
    </style:style>
    <style:style style:name="Table2.A" style:family="table-column">
      <style:table-column-properties style:column-width="7.4792in"/>
    </style:style>
    <style:style style:name="Table2.A1" style:family="table-cell">
      <style:table-cell-properties fo:background-color="#666666" fo:padding="0.0382in" fo:border="0.05pt solid #000000">
        <style:background-image/>
      </style:table-cell-properties>
    </style:style>
    <style:style style:name="Table2.2" style:family="table-row">
      <style:table-row-properties style:min-row-height="0.2319in"/>
    </style:style>
    <style:style style:name="Table2.A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4" style:family="table">
      <style:table-properties style:width="7.4792in" fo:margin-left="-0.0396in" table:align="left"/>
    </style:style>
    <style:style style:name="Table4.A" style:family="table-column">
      <style:table-column-properties style:column-width="1.9688in"/>
    </style:style>
    <style:style style:name="Table4.B" style:family="table-column">
      <style:table-column-properties style:column-width="5.5104in"/>
    </style:style>
    <style:style style:name="Table4.A1" style:family="table-cell">
      <style:table-cell-properties fo:background-color="#666666" fo:padding="0.0382in" fo:border="0.05pt solid #000000">
        <style:background-image/>
      </style:table-cell-properties>
    </style:style>
    <style:style style:name="Table4.2" style:family="table-row">
      <style:table-row-properties style:row-height="0.1965in"/>
    </style:style>
    <style:style style:name="Table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B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A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4.B3"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4.B4"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5" style:family="table">
      <style:table-properties style:width="7.4792in" fo:margin-left="-0.0396in" table:align="left"/>
    </style:style>
    <style:style style:name="Table5.A" style:family="table-column">
      <style:table-column-properties style:column-width="1.2188in"/>
    </style:style>
    <style:style style:name="Table5.B" style:family="table-column">
      <style:table-column-properties style:column-width="2.0521in"/>
    </style:style>
    <style:style style:name="Table5.C" style:family="table-column">
      <style:table-column-properties style:column-width="1.4896in"/>
    </style:style>
    <style:style style:name="Table5.D" style:family="table-column">
      <style:table-column-properties style:column-width="2.7188in"/>
    </style:style>
    <style:style style:name="Table5.A1" style:family="table-cell">
      <style:table-cell-properties fo:background-color="#666666" fo:padding="0.0382in" fo:border="0.05pt solid #000000">
        <style:background-image/>
      </style:table-cell-properties>
    </style:style>
    <style:style style:name="Table5.2" style:family="table-row">
      <style:table-row-properties style:row-height="0.1965in"/>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5.B3" style:family="table-cell">
      <style:table-cell-properties fo:background-color="#eeeeee" fo:padding="0.0382in" fo:border-left="0.05pt solid #000000" fo:border-right="none" fo:border-top="none" fo:border-bottom="0.05pt solid #000000">
        <style:background-image/>
      </style:table-cell-properties>
    </style:style>
    <style:style style:name="Table5.C3" style:family="table-cell">
      <style:table-cell-properties fo:background-color="#eeeeee" fo:padding="0.0382in" fo:border-left="0.05pt solid #000000" fo:border-right="none" fo:border-top="none" fo:border-bottom="0.05pt solid #000000">
        <style:background-image/>
      </style:table-cell-properties>
    </style:style>
    <style:style style:name="Table5.D3"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B5" style:family="table-cell">
      <style:table-cell-properties fo:background-color="#eeeeee" fo:padding="0.0382in" fo:border-left="0.05pt solid #000000" fo:border-right="none" fo:border-top="none" fo:border-bottom="0.05pt solid #000000">
        <style:background-image/>
      </style:table-cell-properties>
    </style:style>
    <style:style style:name="Table5.C5" style:family="table-cell">
      <style:table-cell-properties fo:background-color="#eeeeee" fo:padding="0.0382in" fo:border-left="0.05pt solid #000000" fo:border-right="none" fo:border-top="none" fo:border-bottom="0.05pt solid #000000">
        <style:background-image/>
      </style:table-cell-properties>
    </style:style>
    <style:style style:name="Table5.D5"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5.A6"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5.B6" style:family="table-cell">
      <style:table-cell-properties fo:background-color="#ffffff" fo:padding="0.0382in" fo:border-left="0.05pt solid #000000" fo:border-right="none" fo:border-top="none" fo:border-bottom="0.05pt solid #000000">
        <style:background-image/>
      </style:table-cell-properties>
    </style:style>
    <style:style style:name="Table5.C6" style:family="table-cell">
      <style:table-cell-properties fo:background-color="#ffffff" fo:padding="0.0382in" fo:border-left="0.05pt solid #000000" fo:border-right="none" fo:border-top="none" fo:border-bottom="0.05pt solid #000000">
        <style:background-image/>
      </style:table-cell-properties>
    </style:style>
    <style:style style:name="Table5.D6"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5.B7" style:family="table-cell">
      <style:table-cell-properties fo:background-color="#eeeeee" fo:padding="0.0382in" fo:border-left="0.05pt solid #000000" fo:border-right="none" fo:border-top="none" fo:border-bottom="0.05pt solid #000000">
        <style:background-image/>
      </style:table-cell-properties>
    </style:style>
    <style:style style:name="Table5.C7" style:family="table-cell">
      <style:table-cell-properties fo:background-color="#eeeeee" fo:padding="0.0382in" fo:border-left="0.05pt solid #000000" fo:border-right="0.05pt solid #000000" fo:border-top="none" fo:border-bottom="0.05pt solid #000000">
        <style:background-image/>
      </style:table-cell-properties>
    </style:style>
    <style:style style:name="P1" style:family="paragraph" style:parent-style-name="Text_20_body">
      <style:paragraph-properties fo:margin-top="0in" fo:margin-bottom="0in" loext:contextual-spacing="false"/>
    </style:style>
    <style:style style:name="P2" style:family="paragraph" style:parent-style-name="Text_20_body">
      <style:paragraph-properties fo:margin-top="0in" fo:margin-bottom="0in" loext:contextual-spacing="false"/>
      <style:text-properties officeooo:paragraph-rsid="0034e7e6"/>
    </style:style>
    <style:style style:name="P3" style:family="paragraph" style:parent-style-name="Text_20_body">
      <style:paragraph-properties fo:margin-top="0in" fo:margin-bottom="0in" loext:contextual-spacing="false" fo:line-height="100%">
        <style:tab-stops/>
      </style:paragraph-properties>
    </style:style>
    <style:style style:name="P4" style:family="paragraph" style:parent-style-name="Text_20_body">
      <style:paragraph-properties fo:margin-top="0in" fo:margin-bottom="0in" loext:contextual-spacing="false" fo:line-height="100%"/>
      <style:text-properties style:font-name="Liberation Sans" fo:font-size="14pt" fo:font-style="italic" style:text-underline-style="solid" style:text-underline-width="auto" style:text-underline-color="font-color" fo:font-weight="bold" officeooo:rsid="001b4850" officeooo:paragraph-rsid="001b4850" style:font-size-asian="14pt" style:font-style-asian="italic" style:font-weight-asian="bold" style:font-size-complex="14pt" style:font-style-complex="italic" style:font-weight-complex="bold"/>
    </style:style>
    <style:style style:name="P5" style:family="paragraph" style:parent-style-name="Text_20_body">
      <style:paragraph-properties fo:margin-top="0in" fo:margin-bottom="0in" loext:contextual-spacing="false"/>
      <style:text-properties officeooo:paragraph-rsid="002b033b"/>
    </style:style>
    <style:style style:name="P6" style:family="paragraph" style:parent-style-name="Standard">
      <style:paragraph-properties fo:margin-top="0in" fo:margin-bottom="0in" loext:contextual-spacing="false" fo:line-height="100%"/>
      <style:text-properties officeooo:paragraph-rsid="001c81df"/>
    </style:style>
    <style:style style:name="P7" style:family="paragraph" style:parent-style-name="Standard">
      <style:paragraph-properties fo:margin-top="0in" fo:margin-bottom="0in" loext:contextual-spacing="false" fo:line-height="150%"/>
      <style:text-properties officeooo:paragraph-rsid="001c81df"/>
    </style:style>
    <style:style style:name="P8" style:family="paragraph" style:parent-style-name="Standard">
      <style:paragraph-properties fo:margin-top="0in" fo:margin-bottom="0in" loext:contextual-spacing="false" fo:line-height="100%"/>
      <style:text-properties style:font-name="Liberation Sans" officeooo:paragraph-rsid="002b033b"/>
    </style:style>
    <style:style style:name="P9" style:family="paragraph" style:parent-style-name="Standard">
      <style:paragraph-properties fo:margin-top="0in" fo:margin-bottom="0in" loext:contextual-spacing="false" fo:line-height="100%"/>
      <style:text-properties fo:color="#ffffff" style:font-name="Liberation Sans" fo:font-weight="bold" officeooo:rsid="002b033b" officeooo:paragraph-rsid="002b033b" style:font-weight-asian="bold" style:font-weight-complex="bold"/>
    </style:style>
    <style:style style:name="P10" style:family="paragraph" style:parent-style-name="Preformatted_20_Text">
      <style:paragraph-properties fo:margin-top="0in" fo:margin-bottom="0in" loext:contextual-spacing="false"/>
    </style:style>
    <style:style style:name="P11" style:family="paragraph" style:parent-style-name="Preformatted_20_Text">
      <style:paragraph-properties fo:margin-top="0in" fo:margin-bottom="0in" loext:contextual-spacing="false"/>
      <style:text-properties fo:font-size="8pt" style:font-size-asian="8pt" style:font-size-complex="8pt"/>
    </style:style>
    <style:style style:name="P12" style:family="paragraph" style:parent-style-name="Preformatted_20_Text">
      <style:paragraph-properties fo:margin-top="0in" fo:margin-bottom="0in" loext:contextual-spacing="false" fo:line-height="100%"/>
      <style:text-properties fo:font-size="8pt" style:font-size-asian="8pt" style:font-size-complex="8pt"/>
    </style:style>
    <style:style style:name="P13" style:family="paragraph" style:parent-style-name="Preformatted_20_Text">
      <style:paragraph-properties fo:margin-top="0in" fo:margin-bottom="0in" loext:contextual-spacing="false" fo:line-height="100%"/>
      <style:text-properties officeooo:paragraph-rsid="001c81df"/>
    </style:style>
    <style:style style:name="P14" style:family="paragraph" style:parent-style-name="Preformatted_20_Text">
      <style:paragraph-properties fo:margin-top="0in" fo:margin-bottom="0in" loext:contextual-spacing="false"/>
      <style:text-properties style:font-name="Liberation Sans" fo:font-size="8pt" officeooo:paragraph-rsid="003d35d7" style:font-size-asian="8pt" style:font-size-complex="8pt"/>
    </style:style>
    <style:style style:name="P15" style:family="paragraph" style:parent-style-name="List_20_Contents">
      <style:paragraph-properties fo:margin-top="0in" fo:margin-bottom="0in" loext:contextual-spacing="false"/>
      <style:text-properties style:font-name="Liberation Sans" fo:font-size="8pt" style:font-size-asian="8pt" style:font-size-complex="8pt"/>
    </style:style>
    <style:style style:name="P16" style:family="paragraph" style:parent-style-name="Standard">
      <style:paragraph-properties fo:margin-top="0in" fo:margin-bottom="0.1181in" loext:contextual-spacing="false" fo:line-height="100%"/>
      <style:text-properties officeooo:paragraph-rsid="001c81df"/>
    </style:style>
    <style:style style:name="P17" style:family="paragraph" style:parent-style-name="Standard">
      <style:text-properties style:font-name="Liberation Sans" officeooo:paragraph-rsid="0025339a"/>
    </style:style>
    <style:style style:name="P18" style:family="paragraph" style:parent-style-name="Standard">
      <style:text-properties style:font-name="Liberation Sans" fo:font-size="8pt" style:font-size-asian="8pt" style:font-size-complex="8pt"/>
    </style:style>
    <style:style style:name="P19" style:family="paragraph" style:parent-style-name="Standard">
      <style:text-properties style:font-name="Liberation Sans" fo:font-size="8pt" officeooo:paragraph-rsid="0025339a" style:font-size-asian="8pt" style:font-size-complex="8pt"/>
    </style:style>
    <style:style style:name="P20" style:family="paragraph" style:parent-style-name="Standard">
      <style:paragraph-properties>
        <style:tab-stops>
          <style:tab-stop style:position="4.1354in" style:type="center"/>
          <style:tab-stop style:position="7.4374in" style:type="right"/>
        </style:tab-stops>
      </style:paragraph-properties>
      <style:text-properties style:font-name="Liberation Sans" fo:font-size="8pt" officeooo:rsid="0037ea77" officeooo:paragraph-rsid="004db8be" style:font-size-asian="8pt" style:font-size-complex="8pt"/>
    </style:style>
    <style:style style:name="P21" style:family="paragraph" style:parent-style-name="Standard">
      <style:paragraph-properties>
        <style:tab-stops>
          <style:tab-stop style:position="4.1354in" style:type="center"/>
          <style:tab-stop style:position="7.4374in" style:type="right"/>
        </style:tab-stops>
      </style:paragraph-properties>
      <style:text-properties style:font-name="Liberation Sans" fo:font-size="8pt" fo:font-style="normal" officeooo:rsid="004aa18e" officeooo:paragraph-rsid="004db8be" style:font-size-asian="8pt" style:font-style-asian="normal" style:font-size-complex="8pt" style:font-style-complex="normal"/>
    </style:style>
    <style:style style:name="P22" style:family="paragraph" style:parent-style-name="Standard">
      <style:text-properties style:font-name="Liberation Mono" fo:font-size="8pt" officeooo:rsid="001b4850" officeooo:paragraph-rsid="003d35d7" style:font-size-asian="8pt" style:font-size-complex="8pt"/>
    </style:style>
    <style:style style:name="P23" style:family="paragraph" style:parent-style-name="Standard">
      <style:text-properties style:font-name="Liberation Mono" fo:font-size="8pt" officeooo:rsid="003d35d7" officeooo:paragraph-rsid="003d35d7" style:font-size-asian="8pt" style:font-size-complex="8pt"/>
    </style:style>
    <style:style style:name="P24" style:family="paragraph" style:parent-style-name="Standard">
      <style:paragraph-properties>
        <style:tab-stops>
          <style:tab-stop style:position="4.1354in" style:type="center"/>
          <style:tab-stop style:position="7.4374in" style:type="right"/>
        </style:tab-stops>
      </style:paragraph-properties>
      <style:text-properties fo:font-size="8pt" officeooo:paragraph-rsid="004db8be" style:font-size-asian="8pt" style:font-size-complex="8pt"/>
    </style:style>
    <style:style style:name="P25" style:family="paragraph" style:parent-style-name="Standard">
      <style:paragraph-properties>
        <style:tab-stops>
          <style:tab-stop style:position="4.1354in" style:type="center"/>
          <style:tab-stop style:position="7.4374in" style:type="right"/>
        </style:tab-stops>
      </style:paragraph-properties>
      <style:text-properties officeooo:paragraph-rsid="004db8be"/>
    </style:style>
    <style:style style:name="P26" style:family="paragraph" style:parent-style-name="Standard">
      <style:text-properties officeooo:paragraph-rsid="0054c17b"/>
    </style:style>
    <style:style style:name="P27" style:family="paragraph" style:parent-style-name="Table_20_Contents">
      <style:text-properties style:font-name="Liberation Sans"/>
    </style:style>
    <style:style style:name="P28" style:family="paragraph" style:parent-style-name="Table_20_Contents">
      <style:text-properties style:font-name="Liberation Sans" fo:font-style="italic" officeooo:rsid="0018ec6a" officeooo:paragraph-rsid="0019c004" style:font-style-asian="italic" style:font-style-complex="italic"/>
    </style:style>
    <style:style style:name="P29" style:family="paragraph" style:parent-style-name="Table_20_Contents">
      <style:text-properties style:font-name="Liberation Sans" fo:font-weight="bold" officeooo:rsid="0018ec6a" officeooo:paragraph-rsid="0019c004" style:font-weight-asian="bold" style:font-weight-complex="bold"/>
    </style:style>
    <style:style style:name="P30" style:family="paragraph" style:parent-style-name="Table_20_Contents">
      <style:text-properties style:font-name="Liberation Sans" fo:font-size="8pt" officeooo:rsid="00240f5d" officeooo:paragraph-rsid="00240f5d" style:font-size-asian="8pt" style:font-size-complex="8pt"/>
    </style:style>
    <style:style style:name="P31" style:family="paragraph" style:parent-style-name="Table_20_Contents">
      <style:text-properties style:font-name="Liberation Sans" fo:font-size="8pt" officeooo:rsid="0025339a" officeooo:paragraph-rsid="0025339a" style:font-size-asian="8pt" style:font-size-complex="8pt"/>
    </style:style>
    <style:style style:name="P32" style:family="paragraph" style:parent-style-name="Table_20_Contents">
      <style:text-properties style:font-name="Liberation Sans" fo:font-size="8pt" officeooo:rsid="003dda59" officeooo:paragraph-rsid="00240f5d" style:font-size-asian="8pt" style:font-size-complex="8pt"/>
    </style:style>
    <style:style style:name="P33" style:family="paragraph" style:parent-style-name="Table_20_Contents">
      <style:text-properties style:font-name="Liberation Sans" fo:font-size="8pt" officeooo:rsid="0054c17b" officeooo:paragraph-rsid="0054c17b" style:font-size-asian="8pt" style:font-size-complex="8pt"/>
    </style:style>
    <style:style style:name="P34" style:family="paragraph" style:parent-style-name="Table_20_Contents">
      <style:text-properties style:font-name="Liberation Sans" fo:font-size="8pt" fo:font-weight="normal" officeooo:rsid="0018ec6a" officeooo:paragraph-rsid="0019c004" style:font-size-asian="8pt" style:font-weight-asian="normal" style:font-size-complex="8pt" style:font-weight-complex="normal"/>
    </style:style>
    <style:style style:name="P35" style:family="paragraph" style:parent-style-name="Table_20_Contents">
      <style:text-properties style:font-name="Liberation Sans" fo:font-size="8pt" fo:font-weight="normal" officeooo:rsid="00344483" officeooo:paragraph-rsid="00344483" style:font-size-asian="8pt" style:font-weight-asian="normal" style:font-size-complex="8pt" style:font-weight-complex="normal"/>
    </style:style>
    <style:style style:name="P36" style:family="paragraph" style:parent-style-name="Table_20_Contents">
      <style:text-properties style:font-name="Liberation Sans" fo:font-size="8pt" fo:font-weight="normal" officeooo:rsid="0034cc33" officeooo:paragraph-rsid="0034cc33" style:font-size-asian="8pt" style:font-weight-asian="normal" style:font-size-complex="8pt" style:font-weight-complex="normal"/>
    </style:style>
    <style:style style:name="P37" style:family="paragraph" style:parent-style-name="Table_20_Contents">
      <style:text-properties style:font-name="Liberation Sans" fo:font-size="8pt" fo:font-weight="bold" officeooo:rsid="0018ec6a" officeooo:paragraph-rsid="0019c004" style:font-size-asian="8pt" style:font-weight-asian="bold" style:font-size-complex="8pt" style:font-weight-complex="bold"/>
    </style:style>
    <style:style style:name="P38" style:family="paragraph" style:parent-style-name="Table_20_Contents">
      <style:text-properties style:font-name="Liberation Sans" fo:font-size="8pt" fo:font-style="italic" officeooo:rsid="0018ec6a" officeooo:paragraph-rsid="0019c004" style:font-size-asian="8pt" style:font-style-asian="italic" style:font-size-complex="8pt" style:font-style-complex="italic"/>
    </style:style>
    <style:style style:name="P39" style:family="paragraph" style:parent-style-name="Table_20_Contents">
      <style:text-properties style:font-name="Liberation Sans" officeooo:paragraph-rsid="001c81df"/>
    </style:style>
    <style:style style:name="P40" style:family="paragraph" style:parent-style-name="Table_20_Contents">
      <style:text-properties officeooo:paragraph-rsid="0018ec6a"/>
    </style:style>
    <style:style style:name="P41" style:family="paragraph" style:parent-style-name="Table_20_Contents">
      <style:text-properties style:font-name="Liberation Mono" fo:font-size="8pt" fo:font-style="normal" officeooo:rsid="0018ec6a" officeooo:paragraph-rsid="0019c004" style:font-size-asian="8pt" style:font-style-asian="normal" style:font-size-complex="8pt" style:font-style-complex="normal"/>
    </style:style>
    <style:style style:name="P42" style:family="paragraph" style:parent-style-name="Table_20_Contents">
      <style:text-properties style:font-name="Liberation Mono" fo:font-size="8pt" style:font-size-asian="8pt" style:font-size-complex="8pt"/>
    </style:style>
    <style:style style:name="P43" style:family="paragraph" style:parent-style-name="Table_20_Contents">
      <style:text-properties style:font-name="Liberation Mono" fo:font-size="8pt" officeooo:paragraph-rsid="001c81df" style:font-size-asian="8pt" style:font-size-complex="8pt"/>
    </style:style>
    <style:style style:name="P44" style:family="paragraph" style:parent-style-name="Table_20_Contents">
      <style:text-properties style:font-name="Liberation Mono" fo:font-size="8pt" officeooo:rsid="0025339a" officeooo:paragraph-rsid="0025339a" style:font-size-asian="8pt" style:font-size-complex="8pt"/>
    </style:style>
    <style:style style:name="P45" style:family="paragraph" style:parent-style-name="Table_20_Contents">
      <style:text-properties style:font-name="Liberation Mono" fo:font-size="8pt" officeooo:rsid="001b4850" officeooo:paragraph-rsid="003d35d7" style:font-size-asian="8pt" style:font-size-complex="8pt"/>
    </style:style>
    <style:style style:name="P46" style:family="paragraph" style:parent-style-name="Table_20_Contents">
      <style:text-properties style:font-name="Liberation Mono" fo:font-size="8pt" officeooo:rsid="003d35d7" officeooo:paragraph-rsid="003d35d7" style:font-size-asian="8pt" style:font-size-complex="8pt"/>
    </style:style>
    <style:style style:name="P47" style:family="paragraph" style:parent-style-name="Table_20_Contents">
      <style:text-properties style:font-name="Liberation Mono" fo:font-size="8pt" officeooo:rsid="003d35d7" officeooo:paragraph-rsid="00443a29" style:font-size-asian="8pt" style:font-size-complex="8pt"/>
    </style:style>
    <style:style style:name="P48" style:family="paragraph" style:parent-style-name="Table_20_Contents">
      <style:text-properties style:font-name="Liberation Mono" fo:font-size="8pt" officeooo:rsid="0021b8d6" officeooo:paragraph-rsid="003d35d7" style:font-size-asian="8pt" style:font-size-complex="8pt"/>
    </style:style>
    <style:style style:name="P49" style:family="paragraph" style:parent-style-name="Table_20_Contents">
      <style:text-properties style:font-name="Liberation Mono" fo:font-size="8pt" fo:font-weight="bold" officeooo:rsid="0054c17b" officeooo:paragraph-rsid="0054c17b" style:font-size-asian="8pt" style:font-weight-asian="bold" style:font-size-complex="8pt" style:font-weight-complex="bold"/>
    </style:style>
    <style:style style:name="P50" style:family="paragraph" style:parent-style-name="Table_20_Contents">
      <style:text-properties officeooo:paragraph-rsid="0019c004"/>
    </style:style>
    <style:style style:name="P51" style:family="paragraph" style:parent-style-name="Table_20_Contents">
      <style:text-properties officeooo:paragraph-rsid="001b4850"/>
    </style:style>
    <style:style style:name="P52" style:family="paragraph" style:parent-style-name="Table_20_Contents">
      <style:text-properties officeooo:paragraph-rsid="001d991f"/>
    </style:style>
    <style:style style:name="P53" style:family="paragraph" style:parent-style-name="Table_20_Contents">
      <style:text-properties officeooo:rsid="001d991f" officeooo:paragraph-rsid="001d991f"/>
    </style:style>
    <style:style style:name="P54" style:family="paragraph" style:parent-style-name="Table_20_Contents">
      <style:text-properties officeooo:rsid="00240f5d" officeooo:paragraph-rsid="00240f5d"/>
    </style:style>
    <style:style style:name="P55" style:family="paragraph" style:parent-style-name="Table_20_Contents">
      <style:text-properties officeooo:rsid="002d99c7" officeooo:paragraph-rsid="002d99c7"/>
    </style:style>
    <style:style style:name="P56" style:family="paragraph" style:parent-style-name="Table_20_Contents">
      <style:text-properties officeooo:rsid="002d99c7" officeooo:paragraph-rsid="0031bc11"/>
    </style:style>
    <style:style style:name="P57" style:family="paragraph" style:parent-style-name="Table_20_Contents">
      <style:text-properties officeooo:rsid="002d99c7" officeooo:paragraph-rsid="004c8b03"/>
    </style:style>
    <style:style style:name="P58" style:family="paragraph" style:parent-style-name="Table_20_Contents">
      <style:text-properties officeooo:paragraph-rsid="002f371e"/>
    </style:style>
    <style:style style:name="P59" style:family="paragraph" style:parent-style-name="Table_20_Contents">
      <style:text-properties officeooo:paragraph-rsid="003357fc"/>
    </style:style>
    <style:style style:name="P60" style:family="paragraph" style:parent-style-name="Table_20_Contents">
      <style:text-properties officeooo:rsid="0033850a" officeooo:paragraph-rsid="0033850a"/>
    </style:style>
    <style:style style:name="P61" style:family="paragraph" style:parent-style-name="Table_20_Contents">
      <style:text-properties officeooo:rsid="0033850a" officeooo:paragraph-rsid="004ace56"/>
    </style:style>
    <style:style style:name="P62" style:family="paragraph" style:parent-style-name="Table_20_Contents">
      <style:text-properties officeooo:rsid="0033850a" officeooo:paragraph-rsid="0054c17b"/>
    </style:style>
    <style:style style:name="P63" style:family="paragraph" style:parent-style-name="Table_20_Contents">
      <style:text-properties officeooo:paragraph-rsid="0033850a"/>
    </style:style>
    <style:style style:name="P64" style:family="paragraph" style:parent-style-name="Table_20_Contents">
      <style:text-properties officeooo:rsid="00364bc3" officeooo:paragraph-rsid="00364bc3"/>
    </style:style>
    <style:style style:name="P65" style:family="paragraph" style:parent-style-name="Table_20_Contents">
      <style:text-properties officeooo:rsid="00364bc3" officeooo:paragraph-rsid="0040379a"/>
    </style:style>
    <style:style style:name="P66" style:family="paragraph" style:parent-style-name="Table_20_Contents">
      <style:text-properties officeooo:rsid="00364bc3" officeooo:paragraph-rsid="0053051c"/>
    </style:style>
    <style:style style:name="P67" style:family="paragraph" style:parent-style-name="Table_20_Contents">
      <style:text-properties fo:color="#ffffff" style:font-name="Liberation Sans" fo:font-size="10pt" fo:font-weight="bold" officeooo:rsid="0018ec6a" officeooo:paragraph-rsid="0018ec6a" style:font-size-asian="10pt" style:font-weight-asian="bold" style:font-size-complex="10pt" style:font-weight-complex="bold"/>
    </style:style>
    <style:style style:name="P68" style:family="paragraph" style:parent-style-name="Table_20_Contents">
      <style:text-properties fo:color="#ffffff" style:font-name="Liberation Sans" fo:font-size="10pt" fo:font-weight="bold" officeooo:rsid="0033850a" officeooo:paragraph-rsid="0033850a" style:font-size-asian="10pt" style:font-weight-asian="bold" style:font-size-complex="10pt" style:font-weight-complex="bold"/>
    </style:style>
    <style:style style:name="P69" style:family="paragraph" style:parent-style-name="Table_20_Contents">
      <style:text-properties fo:color="#ffffff" style:font-name="Liberation Sans" fo:font-size="10pt" fo:font-weight="bold" officeooo:rsid="0053051c" officeooo:paragraph-rsid="0053051c" style:font-size-asian="10pt" style:font-weight-asian="bold" style:font-size-complex="10pt" style:font-weight-complex="bold"/>
    </style:style>
    <style:style style:name="P70" style:family="paragraph" style:parent-style-name="Table_20_Contents">
      <style:text-properties fo:color="#ffffff" style:font-name="Liberation Sans" fo:font-size="10pt" fo:font-weight="bold" officeooo:rsid="0054c17b" officeooo:paragraph-rsid="00564f65" style:font-size-asian="10pt" style:font-weight-asian="bold" style:font-size-complex="10pt" style:font-weight-complex="bold"/>
    </style:style>
    <style:style style:name="P71" style:family="paragraph" style:parent-style-name="Table_20_Contents">
      <style:text-properties fo:color="#ffffff" style:font-name="Liberation Sans" fo:font-size="10pt" fo:font-weight="bold" officeooo:rsid="002d99c7" officeooo:paragraph-rsid="002d99c7" fo:background-color="transparent" style:font-size-asian="10pt" style:font-weight-asian="bold" style:font-size-complex="10pt" style:font-weight-complex="bold"/>
    </style:style>
    <style:style style:name="P72" style:family="paragraph" style:parent-style-name="Table_20_Contents">
      <style:text-properties fo:color="#ffffff" style:font-name="Liberation Sans" fo:font-size="10pt" fo:font-weight="bold" officeooo:rsid="002d99c7" officeooo:paragraph-rsid="004c8b03" fo:background-color="transparent" style:font-size-asian="10pt" style:font-weight-asian="bold" style:font-size-complex="10pt" style:font-weight-complex="bold"/>
    </style:style>
    <style:style style:name="P73" style:family="paragraph" style:parent-style-name="Table_20_Contents">
      <style:text-properties fo:color="#ffffff" style:font-name="Liberation Sans" fo:font-size="10pt" fo:font-weight="normal" officeooo:rsid="001f6ac1" officeooo:paragraph-rsid="001f6ac1" style:font-size-asian="10pt" style:font-weight-asian="normal" style:font-size-complex="10pt" style:font-weight-complex="normal"/>
    </style:style>
    <style:style style:name="P74" style:family="paragraph" style:parent-style-name="Table_20_Contents">
      <style:text-properties officeooo:paragraph-rsid="0053051c"/>
    </style:style>
    <style:style style:name="P75" style:family="paragraph" style:parent-style-name="Table_20_Contents">
      <style:text-properties officeooo:paragraph-rsid="0054c17b"/>
    </style:style>
    <style:style style:name="P76" style:family="paragraph" style:parent-style-name="Table_20_Contents">
      <style:text-properties officeooo:paragraph-rsid="005c7bef"/>
    </style:style>
    <style:style style:name="P77" style:family="paragraph" style:parent-style-name="Preformatted_20_Text">
      <style:text-properties fo:font-size="8pt" style:font-size-asian="8pt" style:font-size-complex="8pt"/>
    </style:style>
    <style:style style:name="P78" style:family="paragraph" style:parent-style-name="Preformatted_20_Text">
      <style:paragraph-properties fo:line-height="100%"/>
      <style:text-properties fo:font-size="8pt" style:font-size-asian="8pt" style:font-size-complex="8pt"/>
    </style:style>
    <style:style style:name="P79" style:family="paragraph" style:parent-style-name="Preformatted_20_Text">
      <style:paragraph-properties fo:line-height="100%"/>
      <style:text-properties fo:font-size="8pt" officeooo:paragraph-rsid="001d8acd" style:font-size-asian="8pt" style:font-size-complex="8pt"/>
    </style:style>
    <style:style style:name="P80" style:family="paragraph" style:parent-style-name="Preformatted_20_Text">
      <style:paragraph-properties fo:line-height="100%"/>
      <style:text-properties fo:font-size="8pt" officeooo:paragraph-rsid="002f371e" style:font-size-asian="8pt" style:font-size-complex="8pt"/>
    </style:style>
    <style:style style:name="P81" style:family="paragraph" style:parent-style-name="Preformatted_20_Text">
      <style:text-properties fo:font-size="8pt" officeooo:paragraph-rsid="0019c004" style:font-size-asian="8pt" style:font-size-complex="8pt"/>
    </style:style>
    <style:style style:name="P82" style:family="paragraph" style:parent-style-name="Preformatted_20_Text">
      <style:text-properties fo:font-size="8pt" officeooo:paragraph-rsid="001d8acd" style:font-size-asian="8pt" style:font-size-complex="8pt"/>
    </style:style>
    <style:style style:name="P83" style:family="paragraph" style:parent-style-name="Preformatted_20_Text">
      <style:text-properties fo:font-size="8pt" officeooo:paragraph-rsid="00240f5d" style:font-size-asian="8pt" style:font-size-complex="8pt"/>
    </style:style>
    <style:style style:name="P84" style:family="paragraph" style:parent-style-name="Preformatted_20_Text">
      <style:text-properties fo:font-size="8pt" officeooo:paragraph-rsid="0034e7e6" style:font-size-asian="8pt" style:font-size-complex="8pt"/>
    </style:style>
    <style:style style:name="P85" style:family="paragraph" style:parent-style-name="Preformatted_20_Text">
      <style:text-properties fo:font-size="8pt" officeooo:rsid="00344483" officeooo:paragraph-rsid="00344483" style:font-size-asian="8pt" style:font-size-complex="8pt"/>
    </style:style>
    <style:style style:name="P86" style:family="paragraph" style:parent-style-name="Preformatted_20_Text">
      <style:text-properties fo:font-size="8pt" officeooo:paragraph-rsid="003d35d7" style:font-size-asian="8pt" style:font-size-complex="8pt"/>
    </style:style>
    <style:style style:name="P87" style:family="paragraph" style:parent-style-name="Preformatted_20_Text">
      <style:text-properties style:font-name="Liberation Sans" fo:font-weight="bold" officeooo:rsid="0018ec6a" officeooo:paragraph-rsid="0019c004" style:font-weight-asian="bold" style:font-weight-complex="bold"/>
    </style:style>
    <style:style style:name="P88" style:family="paragraph" style:parent-style-name="Footnote">
      <style:text-properties officeooo:rsid="0037ea77" officeooo:paragraph-rsid="0037ea77"/>
    </style:style>
    <style:style style:name="P89" style:family="paragraph" style:parent-style-name="Footnote">
      <style:text-properties officeooo:rsid="00596a91" officeooo:paragraph-rsid="00596a91"/>
    </style:style>
    <style:style style:name="P90" style:family="paragraph" style:parent-style-name="List_20_Heading">
      <style:text-properties style:font-name="Liberation Sans" fo:font-size="8pt" fo:font-weight="normal" officeooo:rsid="00344483" officeooo:paragraph-rsid="00344483" style:font-size-asian="8pt" style:font-weight-asian="normal" style:font-size-complex="8pt" style:font-weight-complex="normal"/>
    </style:style>
    <style:style style:name="P91" style:family="paragraph" style:parent-style-name="Heading_20_1">
      <style:paragraph-properties fo:margin-left="0in" fo:margin-right="0in" fo:margin-top="0in" fo:margin-bottom="0in" loext:contextual-spacing="false" fo:text-align="center" style:justify-single-word="false" fo:text-indent="0in" style:auto-text-indent="false" style:shadow="none"/>
      <style:text-properties style:font-name="Liberation Serif" fo:font-size="18pt" officeooo:rsid="003d35d7" officeooo:paragraph-rsid="003d35d7" style:font-size-asian="18pt" style:font-size-complex="18pt"/>
    </style:style>
    <style:style style:name="P92" style:family="paragraph" style:parent-style-name="Heading_20_1">
      <style:paragraph-properties fo:margin-left="0in" fo:margin-right="0in" fo:margin-top="0in" fo:margin-bottom="0in" loext:contextual-spacing="false" fo:text-align="center" style:justify-single-word="false" fo:text-indent="0in" style:auto-text-indent="false"/>
      <style:text-properties fo:color="#000000" style:font-name="Liberation Serif" fo:font-size="18pt" officeooo:rsid="003d35d7" officeooo:paragraph-rsid="003d35d7" style:font-size-asian="18pt" style:font-size-complex="18pt"/>
    </style:style>
    <style:style style:name="P93" style:family="paragraph" style:parent-style-name="Heading_20_1">
      <style:paragraph-properties fo:margin-top="0in" fo:margin-bottom="0.0398in" loext:contextual-spacing="false" fo:text-align="start" style:justify-single-word="false" style:shadow="none"/>
      <style:text-properties fo:color="#000000" style:font-name="Liberation Serif" fo:font-size="16pt" officeooo:rsid="003d35d7" officeooo:paragraph-rsid="003d35d7" style:font-size-asian="16pt" style:font-size-complex="16pt"/>
    </style:style>
    <style:style style:name="P94" style:family="paragraph" style:parent-style-name="Heading_20_1">
      <style:paragraph-properties fo:margin-top="0in" fo:margin-bottom="0.0398in" loext:contextual-spacing="false" fo:text-align="start" style:justify-single-word="false" style:shadow="none"/>
      <style:text-properties style:font-name="Liberation Serif" fo:font-size="12pt" fo:font-weight="bold" officeooo:rsid="003d35d7" officeooo:paragraph-rsid="003d35d7" style:font-size-asian="12pt" style:font-weight-asian="bold" style:font-size-complex="12pt" style:font-weight-complex="bold"/>
    </style:style>
    <style:style style:name="P95" style:family="paragraph" style:parent-style-name="Text_20_body" style:list-style-name="L1">
      <style:paragraph-properties fo:margin-left="0.3154in" fo:margin-right="0.3543in" fo:margin-top="0in" fo:margin-bottom="0in" loext:contextual-spacing="true" fo:line-height="100%" fo:text-indent="-0.1965in" style:auto-text-indent="false">
        <style:tab-stops>
          <style:tab-stop style:position="0.052in"/>
        </style:tab-stops>
      </style:paragraph-properties>
      <style:text-properties style:font-name="Liberation Sans" fo:font-size="8pt" officeooo:paragraph-rsid="0018ec6a" style:font-size-asian="8pt" style:font-size-complex="8pt"/>
    </style:style>
    <style:style style:name="P96" style:family="paragraph" style:parent-style-name="Text_20_body" style:list-style-name="L1">
      <style:paragraph-properties fo:margin-left="0.4925in" fo:margin-right="0.3543in" fo:margin-top="0in" fo:margin-bottom="0in" loext:contextual-spacing="true" fo:line-height="100%" fo:text-indent="-0.1965in" style:auto-text-indent="false">
        <style:tab-stops>
          <style:tab-stop style:position="0.052in"/>
        </style:tab-stops>
      </style:paragraph-properties>
      <style:text-properties style:font-name="Liberation Sans" fo:font-size="8pt" officeooo:paragraph-rsid="0018ec6a" style:font-size-asian="8pt" style:font-size-complex="8pt"/>
    </style:style>
    <style:style style:name="P97" style:family="paragraph" style:parent-style-name="Text_20_body" style:list-style-name="L2">
      <style:paragraph-properties fo:margin-left="-0.1965in" fo:margin-right="0in" fo:margin-top="0in" fo:margin-bottom="0in" loext:contextual-spacing="false" fo:line-height="100%" fo:text-indent="0in" style:auto-text-indent="false">
        <style:tab-stops/>
      </style:paragraph-properties>
      <style:text-properties style:font-name="Liberation Sans" fo:font-size="8pt" style:font-size-asian="8pt" style:font-size-complex="8pt"/>
    </style:style>
    <style:style style:name="P98" style:family="paragraph" style:parent-style-name="Heading_20_2">
      <style:paragraph-properties fo:margin-top="0in" fo:margin-bottom="0.0398in" loext:contextual-spacing="false"/>
      <style:text-properties fo:color="#000000" style:font-name="Liberation Serif" fo:font-size="14pt" fo:font-weight="bold" officeooo:rsid="003d35d7" officeooo:paragraph-rsid="003d35d7" style:font-size-asian="14pt" style:font-weight-asian="bold" style:font-size-complex="14pt" style:font-weight-complex="bold"/>
    </style:style>
    <style:style style:name="P99" style:family="paragraph" style:parent-style-name="Heading_20_2">
      <style:paragraph-properties fo:margin-top="0in" fo:margin-bottom="0.0783in" loext:contextual-spacing="false"/>
      <style:text-properties fo:font-size="16pt" fo:font-style="normal" officeooo:rsid="0041b397" officeooo:paragraph-rsid="0041b397" style:font-size-asian="16pt" style:font-style-asian="normal" style:font-size-complex="16pt" style:font-style-complex="normal"/>
    </style:style>
    <style:style style:name="P100" style:family="paragraph" style:parent-style-name="Heading_20_3">
      <style:paragraph-properties fo:margin-top="0in" fo:margin-bottom="0.0398in" loext:contextual-spacing="false"/>
      <style:text-properties fo:color="#000000" style:font-name="Liberation Serif" fo:font-size="10pt" fo:font-weight="bold" officeooo:rsid="003d35d7" officeooo:paragraph-rsid="003d35d7"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fo:font-weight="bold" officeooo:rsid="002b033b" style:font-weight-asian="bold" style:font-weight-complex="bold"/>
    </style:style>
    <style:style style:name="T3" style:family="text">
      <style:text-properties fo:font-weight="bold" officeooo:rsid="0033850a" style:font-weight-asian="bold" style:font-weight-complex="bold"/>
    </style:style>
    <style:style style:name="T4" style:family="text">
      <style:text-properties fo:font-weight="bold" officeooo:rsid="00240f5d" style:font-weight-asian="bold" style:font-weight-complex="bold"/>
    </style:style>
    <style:style style:name="T5" style:family="text">
      <style:text-properties fo:font-weight="bold" officeooo:rsid="0034e7e6" style:font-weight-asian="bold" style:font-weight-complex="bold"/>
    </style:style>
    <style:style style:name="T6" style:family="text">
      <style:text-properties fo:font-weight="bold" officeooo:rsid="004ace56" style:font-weight-asian="bold" style:font-weight-complex="bold"/>
    </style:style>
    <style:style style:name="T7" style:family="text">
      <style:text-properties fo:font-weight="bold" officeooo:rsid="004c8b03" style:font-weight-asian="bold" style:font-weight-complex="bold"/>
    </style:style>
    <style:style style:name="T8" style:family="text">
      <style:text-properties fo:font-weight="bold" officeooo:rsid="0054c17b" style:font-weight-asian="bold" style:font-weight-complex="bold"/>
    </style:style>
    <style:style style:name="T9" style:family="text">
      <style:text-properties fo:font-weight="bold" officeooo:rsid="005c7bef" style:font-weight-asian="bold" style:font-weight-complex="bold"/>
    </style:style>
    <style:style style:name="T10" style:family="text">
      <style:text-properties fo:font-weight="bold" style:font-weight-complex="bold"/>
    </style:style>
    <style:style style:name="T11" style:family="text">
      <style:text-properties fo:font-weight="bold" officeooo:rsid="003357fc" style:font-weight-complex="bold"/>
    </style:style>
    <style:style style:name="T12" style:family="text">
      <style:text-properties fo:font-weight="bold" officeooo:rsid="0033850a" style:font-weight-complex="bold"/>
    </style:style>
    <style:style style:name="T13" style:family="text">
      <style:text-properties fo:font-weight="bold" officeooo:rsid="0053051c" style:font-weight-complex="bold"/>
    </style:style>
    <style:style style:name="T14" style:family="text">
      <style:text-properties fo:font-weight="normal" style:font-weight-asian="normal" style:font-weight-complex="normal"/>
    </style:style>
    <style:style style:name="T15" style:family="text">
      <style:text-properties fo:font-weight="normal" officeooo:rsid="0034cc33" style:font-weight-asian="normal" style:font-weight-complex="normal"/>
    </style:style>
    <style:style style:name="T16" style:family="text">
      <style:text-properties fo:font-weight="normal" officeooo:rsid="004ace56" style:font-weight-asian="normal" style:font-weight-complex="normal"/>
    </style:style>
    <style:style style:name="T17" style:family="text">
      <style:text-properties fo:font-weight="normal" officeooo:rsid="00507325" style:font-weight-asian="normal" style:font-weight-complex="normal"/>
    </style:style>
    <style:style style:name="T18" style:family="text">
      <style:text-properties fo:font-weight="normal" officeooo:rsid="0050921d" style:font-weight-asian="normal" style:font-weight-complex="normal"/>
    </style:style>
    <style:style style:name="T19" style:family="text">
      <style:text-properties fo:font-weight="normal" officeooo:rsid="00564f65" style:font-weight-asian="normal" style:font-weight-complex="normal"/>
    </style:style>
    <style:style style:name="T20" style:family="text">
      <style:text-properties style:font-name="Liberation Sans"/>
    </style:style>
    <style:style style:name="T21" style:family="text">
      <style:text-properties style:font-name="Liberation Sans" fo:font-size="8pt" style:font-size-asian="8pt" style:font-size-complex="8pt"/>
    </style:style>
    <style:style style:name="T22" style:family="text">
      <style:text-properties style:font-name="Liberation Sans" fo:font-size="8pt" officeooo:rsid="00240f5d" style:font-size-asian="8pt" style:font-size-complex="8pt"/>
    </style:style>
    <style:style style:name="T23" style:family="text">
      <style:text-properties style:font-name="Liberation Sans" fo:font-size="8pt" officeooo:rsid="0034e7e6" style:font-size-asian="8pt" style:font-size-complex="8pt"/>
    </style:style>
    <style:style style:name="T24" style:family="text">
      <style:text-properties style:font-name="Liberation Sans" fo:font-size="8pt" officeooo:rsid="003dda59" style:font-size-asian="8pt" style:font-size-complex="8pt"/>
    </style:style>
    <style:style style:name="T25" style:family="text">
      <style:text-properties style:font-name="Liberation Sans" fo:font-size="8pt" officeooo:rsid="0054c17b" style:font-size-asian="8pt" style:font-size-complex="8pt"/>
    </style:style>
    <style:style style:name="T26" style:family="text">
      <style:text-properties style:font-name="Liberation Sans" fo:font-size="8pt" style:font-style-asian="normal" style:font-size-complex="8pt" style:font-style-complex="normal"/>
    </style:style>
    <style:style style:name="T27" style:family="text">
      <style:text-properties style:font-name="Liberation Sans" fo:font-size="8pt" officeooo:rsid="00240f5d" style:font-style-asian="normal" style:font-size-complex="8pt" style:font-style-complex="normal"/>
    </style:style>
    <style:style style:name="T28" style:family="text">
      <style:text-properties style:font-name="Liberation Sans" fo:font-size="8pt" fo:font-style="normal" style:font-size-asian="8pt" style:font-style-asian="normal" style:font-size-complex="8pt" style:font-style-complex="normal"/>
    </style:style>
    <style:style style:name="T29" style:family="text">
      <style:text-properties style:font-name="Liberation Sans" fo:font-size="8pt" fo:font-style="normal" officeooo:rsid="00443a29" style:font-size-asian="8pt" style:font-style-asian="normal" style:font-size-complex="8pt" style:font-style-complex="normal"/>
    </style:style>
    <style:style style:name="T30" style:family="text">
      <style:text-properties style:font-name="Liberation Sans" fo:font-size="8pt" fo:font-style="normal" officeooo:rsid="004932fa" style:font-size-asian="8pt" style:font-style-asian="normal" style:font-size-complex="8pt" style:font-style-complex="normal"/>
    </style:style>
    <style:style style:name="T31" style:family="text">
      <style:text-properties style:font-name="Liberation Sans" fo:font-size="8pt" fo:font-style="normal" officeooo:rsid="003dda59" style:font-style-asian="normal" style:font-size-complex="8pt" style:font-style-complex="normal"/>
    </style:style>
    <style:style style:name="T32" style:family="text">
      <style:text-properties style:font-name="Liberation Sans" fo:font-size="8pt" fo:font-style="normal" fo:font-weight="bold" officeooo:rsid="004aa18e" style:font-size-asian="8pt" style:font-style-asian="normal" style:font-weight-asian="bold" style:font-size-complex="8pt" style:font-style-complex="normal" style:font-weight-complex="bold"/>
    </style:style>
    <style:style style:name="T33" style:family="text">
      <style:text-properties style:font-name="Liberation Sans" fo:font-size="8pt" fo:font-style="normal" fo:font-weight="bold" officeooo:rsid="0045a84c" style:font-size-asian="8pt" style:font-style-asian="normal" style:font-weight-asian="bold" style:font-size-complex="8pt" style:font-style-complex="normal" style:font-weight-complex="bold"/>
    </style:style>
    <style:style style:name="T34" style:family="text">
      <style:text-properties style:font-name="Liberation Sans" fo:font-size="8pt" fo:font-style="normal" fo:font-weight="bold" officeooo:rsid="00443a29" style:font-size-asian="8pt" style:font-style-asian="normal" style:font-weight-asian="bold" style:font-size-complex="8pt" style:font-style-complex="normal" style:font-weight-complex="bold"/>
    </style:style>
    <style:style style:name="T35" style:family="text">
      <style:text-properties style:font-name="Liberation Sans" fo:font-size="8pt" fo:font-style="normal" fo:font-weight="bold" officeooo:rsid="004932fa" style:font-size-asian="8pt" style:font-style-asian="normal" style:font-weight-asian="bold" style:font-size-complex="8pt" style:font-style-complex="normal" style:font-weight-complex="bold"/>
    </style:style>
    <style:style style:name="T36" style:family="text">
      <style:text-properties style:font-name="Liberation Sans" fo:font-weight="normal" style:font-weight-asian="normal" style:font-weight-complex="normal"/>
    </style:style>
    <style:style style:name="T37" style:family="text">
      <style:text-properties style:font-name="Liberation Sans" fo:font-weight="normal" officeooo:rsid="0053051c" style:font-weight-asian="normal" style:font-weight-complex="normal"/>
    </style:style>
    <style:style style:name="T38" style:family="text">
      <style:text-properties style:font-name="Liberation Sans" fo:font-size="10pt" officeooo:rsid="001d991f" style:font-size-asian="10pt" style:font-size-complex="10pt"/>
    </style:style>
    <style:style style:name="T39" style:family="text">
      <style:text-properties style:font-name="Liberation Sans" officeooo:rsid="0037ea77"/>
    </style:style>
    <style:style style:name="T40" style:family="text">
      <style:text-properties style:font-name="Liberation Sans" officeooo:rsid="004156f2"/>
    </style:style>
    <style:style style:name="T41" style:family="text">
      <style:text-properties style:font-name="Liberation Sans" officeooo:rsid="004ace56"/>
    </style:style>
    <style:style style:name="T42" style:family="text">
      <style:text-properties style:font-name="Liberation Sans" officeooo:rsid="0039cf48"/>
    </style:style>
    <style:style style:name="T43" style:family="text">
      <style:text-properties style:font-name="Liberation Sans" fo:font-weight="bold" officeooo:rsid="0037ea77" style:font-weight-asian="bold" style:font-weight-complex="bold"/>
    </style:style>
    <style:style style:name="T44" style:family="text">
      <style:text-properties style:font-name="Liberation Sans" fo:font-weight="bold" officeooo:rsid="004156f2" style:font-weight-asian="bold" style:font-weight-complex="bold"/>
    </style:style>
    <style:style style:name="T45" style:family="text">
      <style:text-properties style:font-name="Liberation Sans" fo:font-weight="bold" officeooo:rsid="004db8be" style:font-weight-asian="bold" style:font-weight-complex="bold"/>
    </style:style>
    <style:style style:name="T46" style:family="text">
      <style:text-properties style:font-name="Liberation Sans" fo:font-weight="bold" officeooo:rsid="005ce4f1" style:font-weight-asian="bold" style:font-weight-complex="bold"/>
    </style:style>
    <style:style style:name="T47" style:family="text">
      <style:text-properties style:font-name="Liberation Sans" officeooo:rsid="0054c17b"/>
    </style:style>
    <style:style style:name="T48" style:family="text">
      <style:text-properties style:font-name="Liberation Sans" officeooo:rsid="0053051c"/>
    </style:style>
    <style:style style:name="T49" style:family="text">
      <style:text-properties style:font-name="Liberation Sans" officeooo:rsid="005c7bef"/>
    </style:style>
    <style:style style:name="T50" style:family="text">
      <style:text-properties style:font-name="Liberation Sans" officeooo:rsid="005ce4f1"/>
    </style:style>
    <style:style style:name="T51" style:family="text">
      <style:text-properties fo:font-style="italic" style:font-style-asian="italic" style:font-style-complex="italic"/>
    </style:style>
    <style:style style:name="T52" style:family="text">
      <style:text-properties fo:font-style="italic" officeooo:rsid="002f371e" style:font-style-asian="italic" style:font-style-complex="italic"/>
    </style:style>
    <style:style style:name="T53" style:family="text">
      <style:text-properties fo:font-style="italic" officeooo:rsid="0033850a" style:font-style-asian="italic" style:font-style-complex="italic"/>
    </style:style>
    <style:style style:name="T54" style:family="text">
      <style:text-properties fo:font-style="italic" officeooo:rsid="004c8b03" style:font-style-asian="italic" style:font-style-complex="italic"/>
    </style:style>
    <style:style style:name="T55" style:family="text">
      <style:text-properties fo:font-style="italic" officeooo:rsid="004db8be" style:font-style-asian="italic" style:font-style-complex="italic"/>
    </style:style>
    <style:style style:name="T56" style:family="text">
      <style:text-properties fo:font-style="normal" officeooo:rsid="0033850a" style:font-style-asian="normal" style:font-style-complex="normal"/>
    </style:style>
    <style:style style:name="T57" style:family="text">
      <style:text-properties fo:font-style="normal" officeooo:rsid="00344483" style:font-style-asian="normal" style:font-style-complex="normal"/>
    </style:style>
    <style:style style:name="T58" style:family="text">
      <style:text-properties fo:font-style="normal" officeooo:rsid="003dda59" style:font-style-asian="normal" style:font-style-complex="normal"/>
    </style:style>
    <style:style style:name="T59" style:family="text">
      <style:text-properties fo:font-style="normal" fo:font-weight="bold" officeooo:rsid="0033850a" style:font-style-asian="normal" style:font-style-complex="normal" style:font-weight-complex="bold"/>
    </style:style>
    <style:style style:name="T60" style:family="text">
      <style:text-properties fo:font-size="8pt" style:font-size-asian="8pt" style:font-size-complex="8pt"/>
    </style:style>
    <style:style style:name="T61" style:family="text">
      <style:text-properties fo:font-size="8pt" officeooo:rsid="0018ec6a" style:font-size-asian="8pt" style:font-size-complex="8pt"/>
    </style:style>
    <style:style style:name="T62" style:family="text">
      <style:text-properties fo:font-size="8pt" officeooo:rsid="002b033b" style:font-size-asian="8pt" style:font-size-complex="8pt"/>
    </style:style>
    <style:style style:name="T63" style:family="text">
      <style:text-properties fo:font-size="8pt" officeooo:rsid="00344483" style:font-size-asian="8pt" style:font-size-complex="8pt"/>
    </style:style>
    <style:style style:name="T64" style:family="text">
      <style:text-properties fo:font-size="8pt" officeooo:rsid="0034cc33" style:font-size-asian="8pt" style:font-size-complex="8pt"/>
    </style:style>
    <style:style style:name="T65" style:family="text">
      <style:text-properties fo:font-size="8pt" fo:font-style="normal" fo:font-weight="normal" style:font-size-asian="8pt" style:font-style-asian="normal" style:font-weight-asian="normal" style:font-size-complex="8pt" style:font-style-complex="normal" style:font-weight-complex="normal"/>
    </style:style>
    <style:style style:name="T66" style:family="text">
      <style:text-properties fo:font-size="8pt" fo:font-style="normal" fo:font-weight="normal" officeooo:rsid="00344483" style:font-size-asian="8pt" style:font-style-asian="normal" style:font-weight-asian="normal" style:font-size-complex="8pt" style:font-style-complex="normal" style:font-weight-complex="normal"/>
    </style:style>
    <style:style style:name="T67" style:family="text">
      <style:text-properties fo:font-size="8pt" fo:font-style="normal" style:font-size-asian="8pt" style:font-style-asian="normal" style:font-size-complex="8pt" style:font-style-complex="normal"/>
    </style:style>
    <style:style style:name="T68" style:family="text">
      <style:text-properties fo:font-size="8pt" fo:font-style="italic" style:font-size-asian="8pt" style:font-style-asian="italic" style:font-size-complex="8pt" style:font-style-complex="italic"/>
    </style:style>
    <style:style style:name="T69" style:family="text">
      <style:text-properties fo:font-size="8pt" fo:font-weight="bold" style:font-size-asian="8pt" style:font-weight-asian="bold" style:font-size-complex="8pt" style:font-weight-complex="bold"/>
    </style:style>
    <style:style style:name="T70" style:family="text">
      <style:text-properties style:font-name="Liberation Mono"/>
    </style:style>
    <style:style style:name="T71" style:family="text">
      <style:text-properties style:font-name="Liberation Mono" fo:font-size="8pt" style:font-size-asian="8pt" style:font-size-complex="8pt"/>
    </style:style>
    <style:style style:name="T72" style:family="text">
      <style:text-properties style:font-name="Liberation Mono" fo:font-size="8pt" officeooo:rsid="001b4850" style:font-size-asian="8pt" style:font-size-complex="8pt"/>
    </style:style>
    <style:style style:name="T73" style:family="text">
      <style:text-properties style:font-name="Liberation Mono" fo:font-size="8pt" officeooo:rsid="001c81df" style:font-size-asian="8pt" style:font-size-complex="8pt"/>
    </style:style>
    <style:style style:name="T74" style:family="text">
      <style:text-properties style:font-name="Liberation Mono" fo:font-size="8pt" officeooo:rsid="001d991f" style:font-size-asian="8pt" style:font-size-complex="8pt"/>
    </style:style>
    <style:style style:name="T75" style:family="text">
      <style:text-properties style:font-name="Liberation Mono" fo:font-size="8pt" officeooo:rsid="003357fc" style:font-size-asian="8pt" style:font-size-complex="8pt"/>
    </style:style>
    <style:style style:name="T76" style:family="text">
      <style:text-properties style:font-name="Liberation Mono" fo:font-size="8pt" fo:font-weight="bold" style:font-size-asian="8pt" style:font-weight-asian="bold" style:font-size-complex="8pt" style:font-weight-complex="bold"/>
    </style:style>
    <style:style style:name="T77" style:family="text">
      <style:text-properties style:font-name="Liberation Mono" fo:font-size="8pt" fo:font-weight="bold" officeooo:rsid="001d991f" style:font-size-asian="8pt" style:font-weight-asian="bold" style:font-size-complex="8pt" style:font-weight-complex="bold"/>
    </style:style>
    <style:style style:name="T78" style:family="text">
      <style:text-properties style:font-name="Liberation Mono" fo:font-size="8pt" fo:font-weight="bold" officeooo:rsid="00240f5d" style:font-size-asian="8pt" style:font-weight-asian="bold" style:font-size-complex="8pt" style:font-weight-complex="bold"/>
    </style:style>
    <style:style style:name="T79" style:family="text">
      <style:text-properties style:font-name="Liberation Mono" fo:font-size="8pt" fo:font-weight="bold" officeooo:rsid="001c81df" style:font-size-asian="8pt" style:font-weight-asian="bold" style:font-size-complex="8pt" style:font-weight-complex="bold"/>
    </style:style>
    <style:style style:name="T80" style:family="text">
      <style:text-properties style:font-name="Liberation Mono" fo:font-size="8pt" fo:font-weight="bold" officeooo:rsid="0054c17b" style:font-size-asian="8pt" style:font-weight-asian="bold" style:font-size-complex="8pt" style:font-weight-complex="bold"/>
    </style:style>
    <style:style style:name="T81" style:family="text">
      <style:text-properties style:font-name="Liberation Mono" fo:font-weight="bold" officeooo:rsid="0053051c" style:font-weight-asian="bold" style:font-weight-complex="bold"/>
    </style:style>
    <style:style style:name="T82" style:family="text">
      <style:text-properties style:font-name="Liberation Mono" fo:font-weight="bold" officeooo:rsid="005c7bef" style:font-weight-asian="bold" style:font-weight-complex="bold"/>
    </style:style>
    <style:style style:name="T83" style:family="text">
      <style:text-properties style:font-name="Liberation Mono" fo:font-weight="normal" officeooo:rsid="00564f65" style:font-weight-asian="normal" style:font-weight-complex="normal"/>
    </style:style>
    <style:style style:name="T84" style:family="text">
      <style:text-properties style:font-name="Liberation Mono" officeooo:rsid="0054c17b"/>
    </style:style>
    <style:style style:name="T85" style:family="text">
      <style:text-properties style:font-name="Liberation Mono" officeooo:rsid="00564f65"/>
    </style:style>
    <style:style style:name="T86" style:family="text">
      <style:text-properties style:use-window-font-color="true" style:font-name="Liberation Sans" fo:font-size="8pt" fo:font-style="normal" style:text-underline-style="none" style:font-size-asian="8pt" style:font-style-asian="normal" style:font-size-complex="8pt" style:font-style-complex="normal"/>
    </style:style>
    <style:style style:name="T87" style:family="text">
      <style:text-properties style:use-window-font-color="true" style:font-name="Liberation Sans" fo:font-size="8pt" fo:font-style="normal" style:text-underline-style="none" officeooo:rsid="001d991f" style:font-size-asian="8pt" style:font-style-asian="normal" style:font-size-complex="8pt" style:font-style-complex="normal"/>
    </style:style>
    <style:style style:name="T88" style:family="text">
      <style:text-properties style:use-window-font-color="true" style:font-name="Liberation Sans" fo:font-size="8pt" fo:font-style="normal" style:text-underline-style="none" officeooo:rsid="001d991f" style:font-style-asian="normal" style:font-size-complex="8pt" style:font-style-complex="normal"/>
    </style:style>
    <style:style style:name="T89" style:family="text">
      <style:text-properties style:use-window-font-color="true" style:font-name="Liberation Sans" fo:font-size="8pt" fo:font-style="normal" style:text-underline-style="none" officeooo:rsid="003357fc" style:font-style-asian="normal" style:font-size-complex="8pt" style:font-style-complex="normal"/>
    </style:style>
    <style:style style:name="T90" style:family="text">
      <style:text-properties officeooo:rsid="0021b8d6"/>
    </style:style>
    <style:style style:name="T91" style:family="text">
      <style:text-properties officeooo:rsid="00240f5d"/>
    </style:style>
    <style:style style:name="T92" style:family="text">
      <style:text-properties style:text-position="super 58%"/>
    </style:style>
    <style:style style:name="T93" style:family="text">
      <style:text-properties style:text-position="super 58%" fo:font-style="italic" style:font-style-asian="italic" style:font-style-complex="italic"/>
    </style:style>
    <style:style style:name="T94" style:family="text">
      <style:text-properties fo:color="#ffffff" style:font-name="Liberation Sans" fo:font-size="10pt" fo:font-weight="bold" officeooo:rsid="0018ec6a" style:font-size-asian="10pt" style:font-weight-asian="bold" style:font-size-complex="10pt" style:font-weight-complex="bold"/>
    </style:style>
    <style:style style:name="T95" style:family="text">
      <style:text-properties fo:color="#ffffff" style:font-name="Liberation Sans" fo:font-size="10pt" fo:font-weight="bold" officeooo:rsid="0019c004" style:font-size-asian="10pt" style:font-weight-asian="bold" style:font-size-complex="10pt" style:font-weight-complex="bold"/>
    </style:style>
    <style:style style:name="T96" style:family="text">
      <style:text-properties fo:color="#ffffff" style:font-name="Liberation Sans" fo:font-size="10pt" fo:font-weight="bold" officeooo:rsid="001b4850" style:font-size-asian="10pt" style:font-weight-asian="bold" style:font-size-complex="10pt" style:font-weight-complex="bold"/>
    </style:style>
    <style:style style:name="T97" style:family="text">
      <style:text-properties fo:color="#ffffff" style:font-name="Liberation Sans" fo:font-size="10pt" fo:font-weight="bold" officeooo:rsid="001f6ac1" style:font-size-asian="10pt" style:font-weight-asian="bold" style:font-size-complex="10pt" style:font-weight-complex="bold"/>
    </style:style>
    <style:style style:name="T98" style:family="text">
      <style:text-properties fo:color="#ffffff" style:font-name="Liberation Sans" fo:font-size="10pt" fo:font-weight="bold" officeooo:rsid="001d991f" style:font-size-asian="10pt" style:font-weight-asian="bold" style:font-size-complex="10pt" style:font-weight-complex="bold"/>
    </style:style>
    <style:style style:name="T99" style:family="text">
      <style:text-properties officeooo:rsid="002b033b"/>
    </style:style>
    <style:style style:name="T100" style:family="text">
      <style:text-properties fo:color="#cccccc" style:font-name="Liberation Mono" fo:font-size="10pt" fo:font-weight="normal" style:font-size-asian="10pt" style:font-weight-asian="normal" style:font-size-complex="10pt" style:font-weight-complex="normal"/>
    </style:style>
    <style:style style:name="T101" style:family="text">
      <style:text-properties fo:color="#cccccc" style:font-name="Liberation Mono" fo:font-size="10pt" fo:font-weight="normal" officeooo:rsid="001d991f" style:font-size-asian="10pt" style:font-weight-asian="normal" style:font-size-complex="10pt" style:font-weight-complex="normal"/>
    </style:style>
    <style:style style:name="T102" style:family="text">
      <style:text-properties fo:color="#cccccc" style:font-name="Liberation Mono" fo:font-size="10pt" fo:font-weight="normal" officeooo:rsid="003357fc" style:font-size-asian="10pt" style:font-weight-asian="normal" style:font-size-complex="10pt" style:font-weight-complex="normal"/>
    </style:style>
    <style:style style:name="T103" style:family="text">
      <style:text-properties officeooo:rsid="002d99c7"/>
    </style:style>
    <style:style style:name="T104" style:family="text">
      <style:text-properties fo:color="#b2b2b2" style:font-name="Liberation Mono" fo:font-weight="normal" style:font-weight-asian="normal" style:font-weight-complex="normal"/>
    </style:style>
    <style:style style:name="T105" style:family="text">
      <style:text-properties fo:color="#b2b2b2" style:font-name="Liberation Mono" fo:font-weight="normal" officeooo:rsid="002f371e" style:font-weight-asian="normal" style:font-weight-complex="normal"/>
    </style:style>
    <style:style style:name="T106" style:family="text">
      <style:text-properties fo:color="#b2b2b2" style:font-name="Liberation Mono" fo:font-style="italic" fo:font-weight="normal" officeooo:rsid="002f371e" style:font-style-asian="italic" style:font-weight-asian="normal" style:font-style-complex="italic" style:font-weight-complex="normal"/>
    </style:style>
    <style:style style:name="T107" style:family="text">
      <style:text-properties officeooo:rsid="002f371e"/>
    </style:style>
    <style:style style:name="T108" style:family="text">
      <style:text-properties officeooo:rsid="002fe177"/>
    </style:style>
    <style:style style:name="T109" style:family="text">
      <style:text-properties officeooo:rsid="003357fc"/>
    </style:style>
    <style:style style:name="T110" style:family="text">
      <style:text-properties officeooo:rsid="0033850a"/>
    </style:style>
    <style:style style:name="T111" style:family="text">
      <style:text-properties officeooo:rsid="00344483"/>
    </style:style>
    <style:style style:name="T112" style:family="text">
      <style:text-properties style:text-position="sub 58%"/>
    </style:style>
    <style:style style:name="T113" style:family="text">
      <style:text-properties officeooo:rsid="0034cc33"/>
    </style:style>
    <style:style style:name="T114" style:family="text">
      <style:text-properties style:font-name="Liberation Sans2" fo:font-style="italic" style:font-style-asian="italic" style:font-style-complex="italic"/>
    </style:style>
    <style:style style:name="T115" style:family="text">
      <style:text-properties officeooo:rsid="0034e7e6"/>
    </style:style>
    <style:style style:name="T116" style:family="text">
      <style:text-properties officeooo:rsid="003d35d7"/>
    </style:style>
    <style:style style:name="T117" style:family="text">
      <style:text-properties fo:color="#000000" style:font-name="Liberation Serif"/>
    </style:style>
    <style:style style:name="T118" style:family="text">
      <style:text-properties fo:color="#000000" style:font-name="Liberation Serif" officeooo:rsid="003d35d7"/>
    </style:style>
    <style:style style:name="T119" style:family="text">
      <style:text-properties officeooo:rsid="003dda59"/>
    </style:style>
    <style:style style:name="T120" style:family="text">
      <style:text-properties officeooo:rsid="003f48f1"/>
    </style:style>
    <style:style style:name="T121" style:family="text">
      <style:text-properties officeooo:rsid="004ace56"/>
    </style:style>
    <style:style style:name="T122" style:family="text">
      <style:text-properties fo:font-size="10pt" style:font-size-asian="10pt" style:font-size-complex="10pt"/>
    </style:style>
    <style:style style:name="T123" style:family="text">
      <style:text-properties officeooo:rsid="004c8b03"/>
    </style:style>
    <style:style style:name="T124" style:family="text">
      <style:text-properties officeooo:rsid="004fd9c3"/>
    </style:style>
    <style:style style:name="T125" style:family="text">
      <style:text-properties officeooo:rsid="00507325"/>
    </style:style>
    <style:style style:name="T126" style:family="text">
      <style:text-properties officeooo:rsid="0050921d"/>
    </style:style>
    <style:style style:name="T127" style:family="text">
      <style:text-properties officeooo:rsid="0053051c"/>
    </style:style>
    <style:style style:name="T128" style:family="text">
      <style:text-properties officeooo:rsid="0054c17b"/>
    </style:style>
    <style:style style:name="T129" style:family="text">
      <style:text-properties officeooo:rsid="00564f65"/>
    </style:style>
    <style:style style:name="T130" style:family="text">
      <style:text-properties fo:color="#666666" style:font-name="Liberation Mono"/>
    </style:style>
    <style:style style:name="T131" style:family="text">
      <style:text-properties fo:color="#666666" style:font-name="Liberation Mono" officeooo:rsid="0053051c"/>
    </style:style>
    <style:style style:name="T132" style:family="text">
      <style:text-properties fo:color="#666666" style:font-name="Liberation Mono" fo:font-weight="bold" officeooo:rsid="0053051c" style:font-weight-asian="bold" style:font-weight-complex="bold"/>
    </style:style>
    <style:style style:name="T133" style:family="text">
      <style:text-properties fo:color="#666666" style:font-name="Liberation Mono" officeooo:rsid="0054c17b"/>
    </style:style>
    <style:style style:name="T134" style:family="text">
      <style:text-properties fo:color="#111111" style:font-name="Liberation Mono" fo:font-weight="bold" officeooo:rsid="0054c17b" style:font-weight-asian="bold" style:font-weight-complex="bold"/>
    </style:style>
    <style:style style:name="T135" style:family="text">
      <style:text-properties fo:color="#111111" style:font-name="Liberation Mono" fo:font-weight="bold" officeooo:rsid="00564f65" style:font-weight-asian="bold" style:font-weight-complex="bold"/>
    </style:style>
    <style:style style:name="T136" style:family="text">
      <style:text-properties fo:color="#111111" style:font-name="Liberation Mono" fo:font-weight="bold" officeooo:rsid="0053051c" style:font-weight-asian="bold" style:font-weight-complex="bold"/>
    </style:style>
    <style:style style:name="T137" style:family="text">
      <style:text-properties fo:font-size="12pt" style:font-size-asian="12pt" style:font-size-complex="12pt"/>
    </style:style>
    <style:style style:name="T138" style:family="text">
      <style:text-properties officeooo:rsid="005c7bef"/>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6" office:value-type="string">
            <text:p text:style-name="P67">Inline Markup</text:p>
          </table:table-cell>
          <table:covered-table-cell/>
          <table:covered-table-cell/>
          <table:covered-table-cell/>
          <table:covered-table-cell/>
          <table:covered-table-cell/>
        </table:table-row>
        <table:table-row table:style-name="Table1.2">
          <table:table-cell table:style-name="Table1.A2" table:number-columns-spanned="2" office:value-type="string">
            <text:p text:style-name="Table_20_Contents"><text:span text:style-name="Source_20_Text"><text:span text:style-name="T60">*</text:span></text:span><text:span text:style-name="Source_20_Text"><text:span text:style-name="T61">emphasis* </text:span></text:span><text:span text:style-name="Source_20_Text"><text:span text:style-name="T63">and</text:span></text:span><text:span text:style-name="Source_20_Text"><text:span text:style-name="T61"> :</text:span></text:span><text:span text:style-name="Source_20_Text"><text:span text:style-name="T63">emphasis:`txt`</text:span></text:span></text:p>
          </table:table-cell>
          <table:covered-table-cell/>
          <table:table-cell table:style-name="Table1.C2" office:value-type="string">
            <text:p text:style-name="P38">emphasi<text:span text:style-name="T111">s</text:span><text:span text:style-name="T57"> and </text:span><text:span text:style-name="T111">txt</text:span></text:p>
          </table:table-cell>
          <table:table-cell table:style-name="Table1.D2" table:number-columns-spanned="2" office:value-type="string">
            <text:p text:style-name="P28"><text:span text:style-name="Source_20_Text"><text:span text:style-name="T65">``literal``, :</text:span></text:span><text:span text:style-name="Source_20_Text"><text:span text:style-name="T66">literal</text:span></text:span><text:span text:style-name="Source_20_Text"><text:span text:style-name="T65">:</text:span></text:span><text:span text:style-name="Source_20_Text"><text:span text:style-name="T66">`x \ y`</text:span></text:span></text:p>
          </table:table-cell>
          <table:covered-table-cell/>
          <table:table-cell table:style-name="Table1.F2" office:value-type="string">
            <text:p text:style-name="P41">literal, <text:span text:style-name="T111">x \ y</text:span></text:p>
          </table:table-cell>
        </table:table-row>
        <table:table-row table:style-name="Table1.2">
          <table:table-cell table:style-name="Table1.A3" table:number-columns-spanned="2" office:value-type="string">
            <text:p text:style-name="Table_20_Contents"><text:span text:style-name="Source_20_Text"><text:span text:style-name="T60">**</text:span></text:span><text:span text:style-name="Source_20_Text"><text:span text:style-name="T61">strong** </text:span></text:span><text:span text:style-name="Source_20_Text"><text:span text:style-name="T64">and :strong:`txt`</text:span></text:span></text:p>
          </table:table-cell>
          <table:covered-table-cell/>
          <table:table-cell table:style-name="Table1.A3" office:value-type="string">
            <text:p text:style-name="P37">strong<text:span text:style-name="T14"> </text:span><text:span text:style-name="T15">and </text:span><text:span text:style-name="T113">txt</text:span></text:p>
          </table:table-cell>
          <table:table-cell table:style-name="Table1.A3" table:number-columns-spanned="2" office:value-type="string">
            <text:p text:style-name="P29"><text:span text:style-name="Source_20_Text"><text:span text:style-name="T65">\*escape\*</text:span></text:span></text:p>
          </table:table-cell>
          <table:covered-table-cell/>
          <table:table-cell table:style-name="Table1.F3" office:value-type="string">
            <text:p text:style-name="P34">*escape*</text:p>
          </table:table-cell>
        </table:table-row>
        <table:table-row table:style-name="Table1.2">
          <table:table-cell table:style-name="Table1.A4" table:number-columns-spanned="2" office:value-type="string">
            <text:p text:style-name="P10"><text:span text:style-name="reST_20_Source">H\ :sub:`2`\ </text:span><text:span text:style-name="reST_20_Source"><text:span text:style-name="T111">O</text:span></text:span></text:p>
          </table:table-cell>
          <table:covered-table-cell/>
          <table:table-cell table:style-name="Table1.A4" office:value-type="string">
            <text:p text:style-name="P35"><text:span text:style-name="reST_20_Example">H</text:span><text:span text:style-name="reST_20_Example"><text:span text:style-name="T112">2</text:span></text:span><text:span text:style-name="reST_20_Example">O</text:span></text:p>
          </table:table-cell>
          <table:table-cell table:style-name="Table1.D4" table:number-columns-spanned="2" office:value-type="string">
            <text:p text:style-name="P87"><text:span text:style-name="reST_20_Source"><text:span text:style-name="T14">E = mc\ :sup:`2`</text:span></text:span></text:p>
          </table:table-cell>
          <table:covered-table-cell/>
          <table:table-cell table:style-name="Table1.F4" office:value-type="string">
            <text:p text:style-name="P35"><text:span text:style-name="reST_20_Example">E = mc</text:span><text:span text:style-name="reST_20_Example"><text:span text:style-name="T92">2</text:span></text:span></text:p>
          </table:table-cell>
        </table:table-row>
        <table:table-row table:style-name="Table1.2">
          <table:table-cell table:style-name="Table1.A5" table:number-columns-spanned="2" office:value-type="string">
            <text:p text:style-name="P10"><text:span text:style-name="reST_20_Source"><text:span text:style-name="T113">Latex $$: </text:span></text:span><text:span text:style-name="reST_20_Source">:math:`(\pi/4) d^2`</text:span></text:p>
          </table:table-cell>
          <table:covered-table-cell/>
          <table:table-cell table:style-name="Table1.A5" office:value-type="string">
            <text:p text:style-name="P36">Latex $$: <text:span text:style-name="T51">(</text:span><text:span text:style-name="T114">π</text:span><text:span text:style-name="T51">/4) d</text:span><text:span text:style-name="T93">2</text:span></text:p>
          </table:table-cell>
          <table:table-cell table:style-name="Table1.A3" table:number-columns-spanned="2" office:value-type="string">
            <text:p text:style-name="P87"><text:span text:style-name="reST_20_Source"><text:span text:style-name="T14">See :RFC:`2822`</text:span></text:span></text:p>
          </table:table-cell>
          <table:covered-table-cell/>
          <table:table-cell table:style-name="Table1.F3" office:value-type="string">
            <text:p text:style-name="P36">See <text:span text:style-name="Internet_20_link">RFC 2822</text:span></text:p>
          </table:table-cell>
        </table:table-row>
        <table:table-row>
          <table:table-cell table:style-name="Table1.A6" table:number-columns-spanned="6" office:value-type="string">
            <text:p text:style-name="P40"><text:span text:style-name="Source_20_Text"><text:span text:style-name="T94">Lists</text:span></text:span></text:p>
          </table:table-cell>
          <table:covered-table-cell/>
          <table:covered-table-cell/>
          <table:covered-table-cell/>
          <table:covered-table-cell/>
          <table:covered-table-cell/>
        </table:table-row>
        <table:table-row>
          <table:table-cell table:style-name="Table1.A7" table:number-columns-spanned="3" office:value-type="string">
            <text:p text:style-name="P78">- This is item 1. A blank line before the first</text:p>
            <text:p text:style-name="P78"><text:s text:c="2"/>and last items is required.</text:p>
            <text:p text:style-name="P78"/>
            <text:p text:style-name="P78"><text:s text:c="2"/>- This is <text:span text:style-name="T113">nested list</text:span></text:p>
            <text:p text:style-name="P78"/>
            <text:p text:style-name="P78">* Item 3: blank lines between items are optional.</text:p>
            <text:p text:style-name="P78">* Item 4: Bullets are "-", "*" or "+".</text:p>
            <text:p text:style-name="P80"><text:s text:c="2"/>Continuing text must be aligned after the</text:p>
            <text:p text:style-name="P80"><text:s text:c="2"/>bullet and whitespace.</text:p>
          </table:table-cell>
          <table:covered-table-cell/>
          <table:covered-table-cell/>
          <table:table-cell table:style-name="Table1.D7" table:number-columns-spanned="3" office:value-type="string">
            <text:list xml:id="list4396020113630185778" text:style-name="L1">
              <text:list-item>
                <text:p text:style-name="P95">This is item 1. A blank line before the first and last items is required.</text:p>
              </text:list-item>
              <text:list-item>
                <text:p text:style-name="P96">This is <text:span text:style-name="T113">nested list</text:span></text:p>
              </text:list-item>
              <text:list-item>
                <text:p text:style-name="P95">Item 3: blank lines between items are optional.</text:p>
              </text:list-item>
              <text:list-item>
                <text:p text:style-name="P95">Item 4: Bullets are "-", "*" or "+". Continuing text must be aligned after the bullet and whitespace. </text:p>
              </text:list-item>
            </text:list>
          </table:table-cell>
          <table:covered-table-cell/>
          <table:covered-table-cell/>
        </table:table-row>
        <table:table-row>
          <table:table-cell table:style-name="Table1.A8" table:number-columns-spanned="3" office:value-type="string">
            <text:p text:style-name="P79"><text:span text:style-name="T127">3</text:span>. Enumerators are arabic numbers, single</text:p>
            <text:p text:style-name="P79"><text:s text:c="3"/>letters, or roman numerals</text:p>
            <text:p text:style-name="P79"><text:span text:style-name="T127">4</text:span>. List items should be sequentially numbered,</text:p>
            <text:p text:style-name="P79"><text:s text:c="3"/>but need not start at 1 (although not all</text:p>
            <text:p text:style-name="P79"><text:s text:c="3"/>formatters will honour the first index).</text:p>
            <text:p text:style-name="P12">#. This item is auto-enumerated</text:p>
          </table:table-cell>
          <table:covered-table-cell/>
          <table:covered-table-cell/>
          <table:table-cell table:style-name="Table1.D8" table:number-columns-spanned="3" office:value-type="string">
            <text:list xml:id="list7200489963047830205" text:style-name="L2">
              <text:list-item>
                <text:p text:style-name="P97">Enumerators are arabic numbers, single letters, or roman numerals </text:p>
              </text:list-item>
              <text:list-item>
                <text:p text:style-name="P97">List items should be sequentially numbered, but need not start at 1 (although not all formatters will honour the first index). </text:p>
              </text:list-item>
              <text:list-item>
                <text:p text:style-name="P97">This item is auto-enumerated </text:p>
              </text:list-item>
            </text:list>
          </table:table-cell>
          <table:covered-table-cell/>
          <table:covered-table-cell/>
        </table:table-row>
        <table:table-row table:style-name="Table1.9">
          <table:table-cell table:style-name="Table1.A9" table:number-columns-spanned="3" office:value-type="string">
            <text:p text:style-name="P85">Term definition</text:p>
            <text:p text:style-name="P82"><text:s text:c="2"/>The term is a one-line phrase, and the</text:p>
            <text:p text:style-name="P82"><text:s text:c="2"/>definition is one or more paragraphs or body</text:p>
            <text:p text:style-name="P82"><text:s text:c="2"/>elements, indented relative to the term. Blank</text:p>
            <text:p text:style-name="P82"><text:s text:c="2"/>lines are not allowed between term and definition.</text:p>
          </table:table-cell>
          <table:covered-table-cell/>
          <table:covered-table-cell/>
          <table:table-cell table:style-name="Table1.D9" table:number-columns-spanned="3" office:value-type="string">
            <text:p text:style-name="P90">Term definition</text:p>
            <text:p text:style-name="P15">The term is a one-line phrase, and the definition is one or more paragraphs or body elements, indented relative to the term. Blank lines are not allowed between term and definition.</text:p>
          </table:table-cell>
          <table:covered-table-cell/>
          <table:covered-table-cell/>
        </table:table-row>
        <table:table-row table:style-name="Table1.10">
          <table:table-cell table:style-name="Table1.A5" table:number-columns-spanned="3" office:value-type="string">
            <text:p text:style-name="P77">-a <text:s text:c="11"/>command-line option "a"</text:p>
            <text:p text:style-name="P81">-b file <text:s text:c="6"/>options can have arguments and long</text:p>
            <text:p text:style-name="P81"><text:s text:c="14"/>descriptions</text:p>
            <text:p text:style-name="P77">--long <text:s text:c="7"/>options can be long also</text:p>
            <text:p text:style-name="P77">--input=file <text:s/>long options can also have arguments</text:p>
            <text:p text:style-name="P11">/V <text:s text:c="11"/>DOS/VMS-style options too</text:p>
          </table:table-cell>
          <table:covered-table-cell/>
          <table:covered-table-cell/>
          <table:table-cell table:style-name="Table1.D10" table:number-columns-spanned="3" office:value-type="string">
            <text:p text:style-name="P86">-a <text:s text:c="11"/><text:span text:style-name="T20">command-line option "a"</text:span></text:p>
            <text:p text:style-name="P86">-b <text:span text:style-name="T51">file</text:span> <text:s text:c="6"/><text:span text:style-name="T20">options can have arguments and long</text:span></text:p>
            <text:p text:style-name="P86"><text:s text:c="14"/><text:span text:style-name="T20">descriptions</text:span></text:p>
            <text:p text:style-name="P86">--long <text:s text:c="7"/><text:span text:style-name="T20">options can be long also</text:span></text:p>
            <text:p text:style-name="P86">--input=file <text:s/><text:span text:style-name="T20">long options can also have arguments</text:span></text:p>
            <text:p text:style-name="P14"><text:span text:style-name="T70">/V <text:s text:c="11"/></text:span><text:span text:style-name="T60">DOS/VMS-style options too</text:span></text:p>
          </table:table-cell>
          <table:covered-table-cell/>
          <table:covered-table-cell/>
        </table:table-row>
        <table:table-row>
          <table:table-cell table:style-name="Table1.A11" table:number-columns-spanned="6" office:value-type="string">
            <text:p text:style-name="P50"><text:span text:style-name="Source_20_Text"><text:span text:style-name="T95">Sections </text:span></text:span><text:span text:style-name="Source_20_Text"><text:span text:style-name="T96">s</text:span></text:span><text:span text:style-name="Source_20_Text"><text:span text:style-name="T95">tructure</text:span></text:span></text:p>
          </table:table-cell>
          <table:covered-table-cell/>
          <table:covered-table-cell/>
          <table:covered-table-cell/>
          <table:covered-table-cell/>
          <table:covered-table-cell/>
        </table:table-row>
        <table:table-row table:style-name="Table1.12">
          <table:table-cell table:style-name="Table1.A12" office:value-type="string">
            <text:p text:style-name="P46">Parts</text:p>
            <text:p text:style-name="P46">#####</text:p>
          </table:table-cell>
          <table:table-cell table:style-name="Table1.B12" table:number-columns-spanned="2" office:value-type="string">
            <text:h text:style-name="P91" text:outline-level="1">Parts</text:h>
          </table:table-cell>
          <table:covered-table-cell/>
          <table:table-cell table:style-name="Table1.D12" office:value-type="string">
            <text:p text:style-name="P46">Chapters</text:p>
            <text:p text:style-name="P48">********</text:p>
          </table:table-cell>
          <table:table-cell table:style-name="Table1.E12" table:number-columns-spanned="2" office:value-type="string">
            <text:h text:style-name="P92" text:outline-level="1">Chapters</text:h>
          </table:table-cell>
          <table:covered-table-cell/>
        </table:table-row>
        <table:table-row table:style-name="Table1.12">
          <table:table-cell table:style-name="Table1.A13" office:value-type="string">
            <text:p text:style-name="P23">Sections</text:p>
            <text:p text:style-name="P46">========</text:p>
          </table:table-cell>
          <table:table-cell table:style-name="Table1.A13" table:number-columns-spanned="2" office:value-type="string">
            <text:h text:style-name="P93" text:outline-level="1">Sections</text:h>
          </table:table-cell>
          <table:covered-table-cell/>
          <table:table-cell table:style-name="Table1.A13" office:value-type="string">
            <text:p text:style-name="P22"><text:span text:style-name="T90">Subs</text:span>ection<text:span text:style-name="T90">s</text:span></text:p>
            <text:p text:style-name="P45">-----------</text:p>
          </table:table-cell>
          <table:table-cell table:style-name="Table1.D8" table:number-columns-spanned="2" office:value-type="string">
            <text:h text:style-name="P98" text:outline-level="2">Subsections</text:h>
          </table:table-cell>
          <table:covered-table-cell/>
        </table:table-row>
        <table:table-row table:style-name="Table1.12">
          <table:table-cell table:style-name="Table1.A13" office:value-type="string">
            <text:p text:style-name="P22">Sub<text:span text:style-name="T116">sub</text:span>section</text:p>
            <text:p text:style-name="P45">^^^^^^^^^^^^^</text:p>
          </table:table-cell>
          <table:table-cell table:style-name="Table1.A13" table:number-columns-spanned="2" office:value-type="string">
            <text:h text:style-name="P94" text:outline-level="1">Subsubsection</text:h>
          </table:table-cell>
          <table:covered-table-cell/>
          <table:table-cell table:style-name="Table1.A13" office:value-type="string">
            <text:p text:style-name="P46">Paragraphs</text:p>
            <text:p text:style-name="P47">""""""""""</text:p>
          </table:table-cell>
          <table:table-cell table:style-name="Table1.D8" table:number-columns-spanned="2" office:value-type="string">
            <text:h text:style-name="P100" text:outline-level="3">Paragraphs</text:h>
          </table:table-cell>
          <table:covered-table-cell/>
        </table:table-row>
        <table:table-row>
          <table:table-cell table:style-name="Table1.A15" table:number-columns-spanned="6" office:value-type="string">
            <text:p text:style-name="P51"><text:span text:style-name="Source_20_Text"><text:span text:style-name="T96">Internal and external links</text:span></text:span></text:p>
          </table:table-cell>
          <table:covered-table-cell/>
          <table:covered-table-cell/>
          <table:covered-table-cell/>
          <table:covered-table-cell/>
          <table:covered-table-cell/>
        </table:table-row>
        <table:table-row>
          <table:table-cell table:style-name="Table1.A16" table:number-columns-spanned="3" office:value-type="string">
            <text:p text:style-name="P83"><text:span text:style-name="T91">Footnote </text:span><text:span text:style-name="T1">[1]_</text:span>. <text:span text:style-name="T91">Use * for symbols. Reference </text:span><text:span text:style-name="T4">[CIT]</text:span></text:p>
            <text:p text:style-name="P83"/>
            <text:p text:style-name="P83">.. <text:span text:style-name="T1">[1]</text:span> <text:span text:style-name="T91">You can use # (autonumbered) as well.</text:span></text:p>
            <text:p text:style-name="P84">.. <text:span text:style-name="T1">[</text:span><text:span text:style-name="T5">CIT</text:span><text:span text:style-name="T1">]</text:span> <text:span text:style-name="T115">Any combination of letters and numbers.</text:span></text:p>
          </table:table-cell>
          <table:covered-table-cell/>
          <table:covered-table-cell/>
          <table:table-cell table:style-name="Table1.D16" table:number-columns-spanned="3" office:value-type="string">
            <text:p text:style-name="P54"><text:span text:style-name="T21">Footnote examp</text:span><text:span text:style-name="T28">le </text:span><text:span text:style-name="Internet_20_link"><text:span text:style-name="T31">[1]</text:span></text:span><text:span text:style-name="T28">. U</text:span><text:span text:style-name="T21">se * for symbols. </text:span><text:span text:style-name="T23">Reference </text:span><text:span text:style-name="T24">[CIT]</text:span></text:p>
            <text:p text:style-name="P30"/>
            <text:p text:style-name="P30"><text:span text:style-name="T119">| </text:span><text:span text:style-name="Internet_20_link"><text:span text:style-name="T58">[1]</text:span></text:span><text:span text:style-name="T119"> <text:s text:c="4"/></text:span>You can use # (autonumbered) as well.</text:p>
            <text:p text:style-name="P32">| [CIT] <text:s text:c="4"/>Any combination of letters and numbers.</text:p>
          </table:table-cell>
          <table:covered-table-cell/>
          <table:covered-table-cell/>
        </table:table-row>
        <table:table-row>
          <table:table-cell table:style-name="Table1.A5" table:number-columns-spanned="3" office:value-type="string">
            <text:p text:style-name="P51"><text:span text:style-name="Source_20_Text"><text:span text:style-name="T72">Titles are hyperlinks</text:span></text:span></text:p>
            <text:p text:style-name="P51"><text:span text:style-name="Source_20_Text"><text:span text:style-name="T72">=====================</text:span></text:span></text:p>
            <text:p text:style-name="P51"><text:span text:style-name="Source_20_Text"><text:span text:style-name="T72"/></text:span></text:p>
            <text:p text:style-name="P51"><text:span text:style-name="Source_20_Text"><text:span text:style-name="T72">`Titles are hyperlinks`</text:span></text:span></text:p>
          </table:table-cell>
          <table:covered-table-cell/>
          <table:covered-table-cell/>
          <table:table-cell table:style-name="Table1.D10" table:number-columns-spanned="3" office:value-type="string">
            <text:h text:style-name="P99" text:outline-level="2"><text:span text:style-name="T118">T</text:span><text:span text:style-name="T117">itles are hyperlinks</text:span></text:h>
            <text:p text:style-name="P4"><text:span text:style-name="Internet_20_link"><text:span text:style-name="T65">Titles are hyperlinks</text:span></text:span></text:p>
          </table:table-cell>
          <table:covered-table-cell/>
          <table:covered-table-cell/>
        </table:table-row>
        <table:table-row>
          <table:table-cell table:style-name="Table1.A18" table:number-columns-spanned="3" office:value-type="string">
            <text:p text:style-name="P43">External hyperlinks, like <text:span text:style-name="T1">`Python <text:line-break/>&lt;http://www.python.org/&gt;`_</text:span>.</text:p>
          </table:table-cell>
          <table:covered-table-cell/>
          <table:covered-table-cell/>
          <table:table-cell table:style-name="Table1.D18" table:number-columns-spanned="3" office:value-type="string">
            <text:p text:style-name="P39"><text:span text:style-name="T67">External hyperlinks, like </text:span><text:a xlink:type="simple" xlink:href="http://docutils.sourceforge.net/docs/user/rst/quickref.html#labPython" text:style-name="Internet_20_link" text:visited-style-name="Visited_20_Internet_20_Link">Python</text:a><text:span text:style-name="T67">.</text:span></text:p>
          </table:table-cell>
          <table:covered-table-cell/>
          <table:covered-table-cell/>
        </table:table-row>
        <table:table-row>
          <table:table-cell table:style-name="Table1.A19" table:number-columns-spanned="3" office:value-type="string">
            <text:p text:style-name="P42">External hyperlinks, like <text:span text:style-name="T1">Python_</text:span>.</text:p>
            <text:p text:style-name="P42"/>
            <text:p text:style-name="P42">.. <text:span text:style-name="T1">_Python</text:span>: http://www.python.org/</text:p>
          </table:table-cell>
          <table:covered-table-cell/>
          <table:covered-table-cell/>
          <table:table-cell table:style-name="Table1.D10" table:number-columns-spanned="3" office:value-type="string">
            <text:p text:style-name="P27"><text:span text:style-name="T67">External hyperlinks, like </text:span><text:a xlink:type="simple" xlink:href="http://docutils.sourceforge.net/docs/user/rst/quickref.html#labPython" text:style-name="Internet_20_link" text:visited-style-name="Visited_20_Internet_20_Link">Python</text:a><text:span text:style-name="T67">.</text:span></text:p>
          </table:table-cell>
          <table:covered-table-cell/>
          <table:covered-table-cell/>
        </table:table-row>
        <table:table-row>
          <table:table-cell table:style-name="Table1.A20" table:number-columns-spanned="3" office:value-type="string">
            <text:p text:style-name="P44">General URI, such as <text:span text:style-name="T1">http://www.python.org</text:span> or <text:span text:style-name="T1">mailto:me@somewhere.com </text:span>is acceptable. Standalone email addresses (<text:span text:style-name="T1">me@test.com</text:span>) as well.</text:p>
          </table:table-cell>
          <table:covered-table-cell/>
          <table:covered-table-cell/>
          <table:table-cell table:style-name="Table1.D18" table:number-columns-spanned="3" office:value-type="string">
            <text:p text:style-name="P31">General URI, such as <text:a xlink:type="simple" xlink:href="http://www.python.org/" text:style-name="Internet_20_link" text:visited-style-name="Visited_20_Internet_20_Link">http://www.python.org</text:a> or <text:a xlink:type="simple" xlink:href="mailto:me@somewhere.com" text:style-name="Internet_20_link" text:visited-style-name="Visited_20_Internet_20_Link">m</text:a><text:a xlink:type="simple" xlink:href="mailto:me@somewhere.com" text:style-name="Internet_20_link" text:visited-style-name="Visited_20_Internet_20_Link"><text:span text:style-name="T119">ailto:m</text:span></text:a><text:a xlink:type="simple" xlink:href="mailto:me@somewhere.com" text:style-name="Internet_20_link" text:visited-style-name="Visited_20_Internet_20_Link">e@somewhere.com</text:a> is acceptable as well. Standalone email address (<text:a xlink:type="simple" xlink:href="mailto:me@test.com" text:style-name="Internet_20_link" text:visited-style-name="Visited_20_Internet_20_Link">me@test.com</text:a>) as well.</text:p>
          </table:table-cell>
          <table:covered-table-cell/>
          <table:covered-table-cell/>
        </table:table-row>
        <table:table-row>
          <table:table-cell table:style-name="Table1.A21" table:number-columns-spanned="3" office:value-type="string">
            <text:p text:style-name="P7"><text:span text:style-name="Example"><text:span text:style-name="T60">Internal crossreferences, like </text:span></text:span><text:span text:style-name="Example"><text:span text:style-name="T69">example_</text:span></text:span><text:span text:style-name="Example"><text:span text:style-name="T60">.</text:span></text:span><text:span text:style-name="T60"> </text:span></text:p>
            <text:p text:style-name="P7"><text:span text:style-name="Example"><text:span text:style-name="T60">.. </text:span></text:span><text:span text:style-name="Example"><text:span text:style-name="T69">_example</text:span></text:span><text:span text:style-name="Example"><text:span text:style-name="T60">:</text:span></text:span><text:span text:style-name="T60"> <text:s/></text:span><text:span text:style-name="Example"><text:span text:style-name="T60">This is an example crossref. target.</text:span></text:span></text:p>
          </table:table-cell>
          <table:covered-table-cell/>
          <table:covered-table-cell/>
          <table:table-cell table:style-name="Table1.D10" table:number-columns-spanned="3" office:value-type="string">
            <text:p text:style-name="P17"><text:span text:style-name="T60">Internal crossreferences, like </text:span><text:a xlink:type="simple" xlink:href="http://docutils.sourceforge.net/docs/user/rst/quickref.html#example-foldin" text:style-name="Internet_20_link" text:visited-style-name="Visited_20_Internet_20_Link"><text:span text:style-name="Internet_20_link"><text:span text:style-name="T68">example</text:span></text:span></text:a></text:p>
            <text:p text:style-name="P19"><text:bookmark text:name="example-foldin"/>This is an example crossreference target.</text:p>
          </table:table-cell>
          <table:covered-table-cell/>
          <table:covered-table-cell/>
        </table:table-row>
        <table:table-row table:style-name="Table1.9">
          <table:table-cell table:style-name="Table1.A4" table:number-columns-spanned="3" office:value-type="string">
            <text:p text:style-name="P16"><text:span text:style-name="Example"><text:span text:style-name="T73">This is an example of an </text:span></text:span><text:span text:style-name="Example"><text:span text:style-name="T79">`annonymous hyperlink reference`__</text:span></text:span><text:span text:style-name="Example"><text:span text:style-name="T73">. The order of the hyperlinks must match the order of </text:span></text:span><text:span text:style-name="Example"><text:span text:style-name="T79">`the targets`__</text:span></text:span><text:span text:style-name="Example"><text:span text:style-name="T73">.</text:span></text:span></text:p>
            <text:p text:style-name="P3"><text:span text:style-name="Example"><text:span text:style-name="T71">.. </text:span></text:span><text:span text:style-name="Example"><text:span text:style-name="T76">__</text:span></text:span><text:span text:style-name="Example"><text:span text:style-name="T71">: </text:span></text:span><text:a xlink:type="simple" xlink:href="http://www.python.org/" text:style-name="Internet_20_link" text:visited-style-name="Visited_20_Internet_20_Link"><text:span text:style-name="Example"><text:span text:style-name="T60">http://www.python.org/</text:span></text:span></text:a><text:span text:style-name="Example"><text:span text:style-name="T71"><text:line-break/></text:span></text:span><text:span text:style-name="Example"><text:span text:style-name="T76">__</text:span></text:span><text:span text:style-name="Example"><text:span text:style-name="T71"> http://www.python.org/</text:span></text:span></text:p>
          </table:table-cell>
          <table:covered-table-cell/>
          <table:covered-table-cell/>
          <table:table-cell table:style-name="Table1.D18" table:number-columns-spanned="3" office:value-type="string">
            <text:p text:style-name="P18">This is an example of an annonymous hyperlink reference. The order of the hyperlinks must match the order of the targets.</text:p>
          </table:table-cell>
          <table:covered-table-cell/>
          <table:covered-table-cell/>
        </table:table-row>
      </table:table>
      <text:p text:style-name="P21"/>
      <text:p text:style-name="P21"/>
      <text:p text:style-name="P21"/>
      <text:p text:style-name="P21"/>
      <text:p text:style-name="P21"/>
      <text:p text:style-name="P25"><text:span text:style-name="T32">O</text:span><text:span text:style-name="T33">fficial reference:</text:span><text:span text:style-name="T34"> </text:span><text:span text:style-name="T29">https://docs.python.org/devguide/documenting.html<text:tab/><text:tab/></text:span><text:span text:style-name="T35">Playground:</text:span><text:span text:style-name="T30"> https://www.tele3.cz/jbar/rest/rest.html</text:span></text:p>
      <text:p text:style-name="P20"/>
      <text:p text:style-name="P24"><text:span text:style-name="T43">Created by:</text:span><text:span text:style-name="T39"> Radek Lát (</text:span><text:span text:style-name="T40">radek.lat</text:span><text:span text:style-name="T39">@</text:span><text:span text:style-name="T50">gmail</text:span><text:span text:style-name="T39">.</text:span><text:span text:style-name="T50">com</text:span><text:span text:style-name="T39">)<text:tab/></text:span><text:span text:style-name="T43">http</text:span><text:span text:style-name="T46">s</text:span><text:span text:style-name="T43">://</text:span><text:span text:style-name="T46">lat.sk</text:span><text:span text:style-name="T39"><text:tab/></text:span><text:span text:style-name="T45">R</text:span><text:span text:style-name="T43">evised: </text:span><text:span text:style-name="T39">201</text:span><text:span text:style-name="T47">6</text:span><text:span text:style-name="T39">-</text:span><text:span text:style-name="T41">0</text:span><text:span text:style-name="T49">8</text:span><text:span text:style-name="T40">-</text:span><text:span text:style-name="T49">09</text:span><text:span text:style-name="T39"> </text:span><text:span text:style-name="T47">15</text:span><text:span text:style-name="T39">:</text:span><text:span text:style-name="T49">23</text:span><text:span text:style-name="T39">, </text:span><text:span text:style-name="T42">v1.</text:span><text:span text:style-name="T49">5</text:span></text:p>
      <table:table table:name="Table3" table:style-name="Table3">
        <table:table-column table:style-name="Table3.A"/>
        <table:table-column table:style-name="Table3.B"/>
        <table:table-row table:style-name="Table3.1">
          <table:table-cell table:style-name="Table3.A1" table:number-columns-spanned="2" office:value-type="string">
            <text:p text:style-name="P9"><text:span text:style-name="T122">Substitutions (</text:span><text:span text:style-name="Source_20_Text"><text:span text:style-name="T38">general syntax is </text:span></text:span><text:span text:style-name="Source_20_Text"><text:span text:style-name="T101">.. </text:span></text:span><text:span text:style-name="Source_20_Text"><text:span text:style-name="T100">|&lt;sub&gt;| &lt;directive&gt;:: &lt;data&gt;</text:span></text:span><text:span text:style-name="Source_20_Text"><text:span text:style-name="T38">)</text:span></text:span></text:p>
          </table:table-cell>
          <table:covered-table-cell/>
        </table:table-row>
        <table:table-row table:style-name="Table3.2">
          <table:table-cell table:style-name="Table3.A2" office:value-type="string">
            <text:p text:style-name="P6"><text:span text:style-name="reST_20_Source">The </text:span><text:span text:style-name="reST_20_Source"><text:span text:style-name="T1">|</text:span></text:span><text:span text:style-name="reST_20_Source"><text:span text:style-name="T2">BH</text:span></text:span><text:span text:style-name="reST_20_Source"><text:span text:style-name="T1">|</text:span></text:span><text:span text:style-name="reST_20_Source"> symbol must be used on containers. </text:span><text:span text:style-name="reST_20_Source"><text:span text:style-name="T99">|</text:span></text:span><text:span text:style-name="reST_20_Source"><text:span text:style-name="T2">RST|</text:span></text:span><text:span text:style-name="reST_20_Source"><text:span text:style-name="T99"> replacement example, </text:span></text:span><text:span text:style-name="reST_20_Source"><text:span text:style-name="T2">|RST|_</text:span></text:span><text:span text:style-name="reST_20_Source"><text:span text:style-name="T99"> documentation.</text:span></text:span></text:p>
            <text:p text:style-name="P6"><text:span text:style-name="reST_20_Source"/></text:p>
            <text:p text:style-name="P5"><text:span text:style-name="reST_20_Source">.. </text:span><text:span text:style-name="reST_20_Source"><text:span text:style-name="T1">|</text:span></text:span><text:span text:style-name="reST_20_Source"><text:span text:style-name="T2">BH</text:span></text:span><text:span text:style-name="reST_20_Source"><text:span text:style-name="T1">|</text:span></text:span><text:span text:style-name="reST_20_Source"> image:: biohazard.png</text:span><text:span text:style-name="reST_20_Source"><text:span text:style-name="T137"><text:note text:id="ftn1" text:note-class="footnote"><text:note-citation>1</text:note-citation><text:note-body><text:p text:style-name="P88">http://docutils.sourceforge.net/docs/ref/rst/directives.html#image</text:p></text:note-body></text:note></text:span></text:span><text:span text:style-name="reST_20_Source"><text:line-break/>.. </text:span><text:span text:style-name="reST_20_Source"><text:span text:style-name="T1">|RST|</text:span></text:span><text:span text:style-name="reST_20_Source"> replace:: reStructuredText<text:line-break/>.. </text:span><text:span text:style-name="reST_20_Source"><text:span text:style-name="T1">_RST</text:span></text:span><text:span text:style-name="reST_20_Source">: http://docutils.sourceforge.net/rst.html</text:span></text:p>
          </table:table-cell>
          <table:table-cell table:style-name="Table3.B2" office:value-type="string">
            <text:p text:style-name="P8"><text:span text:style-name="reST_20_Example">The </text:span><text:span text:style-name="reST_20_Example"><draw:frame draw:style-name="fr1" draw:name="Image1" text:anchor-type="as-char" svg:width="0.1665in" svg:height="0.1665in" draw:z-index="0"><draw:image xlink:href="http://docutils.sourceforge.net/docs/user/rst/images/biohazard.png" xlink:type="simple" xlink:show="embed" xlink:actuate="onLoad"/></draw:frame></text:span><text:span text:style-name="reST_20_Example"> symbol must be used on containers. <text:s/></text:span><text:span text:style-name="reST_20_Example"><text:span text:style-name="T120">r</text:span></text:span><text:span text:style-name="reST_20_Example">eStructuredText </text:span><text:span text:style-name="reST_20_Example"><text:span text:style-name="T99">replacement example, </text:span></text:span><text:span text:style-name="Internet_20_link"><text:span text:style-name="T62">reStructuredText</text:span></text:span><text:span text:style-name="reST_20_Example"><text:span text:style-name="T99"> documentation.</text:span></text:span></text:p>
          </table:table-cell>
        </table:table-row>
        <table:table-row table:style-name="Table3.3">
          <table:table-cell table:style-name="Table3.A3" office:value-type="string">
            <text:p text:style-name="P13"><text:span text:style-name="reST_20_Source">.. include myfile.rst</text:span></text:p>
          </table:table-cell>
          <table:table-cell table:style-name="Table3.B3" office:value-type="string">
            <text:p text:style-name="P8"><text:span text:style-name="reST_20_Example">Will ‘inline’ the given file. A common convention is </text:span><text:span text:style-name="reST_20_Example"><text:span text:style-name="T103">to</text:span></text:span><text:span text:style-name="reST_20_Example"> create a global .rst file called </text:span><text:span text:style-name="reST_20_Example"><text:span text:style-name="T51">global.rst</text:span></text:span><text:span text:style-name="reST_20_Example"> and include that at the top of every page. Very useful for links to common images or common files links, etc.</text:span></text:p>
          </table:table-cell>
        </table:table-row>
        <table:table-row table:style-name="Table3.4">
          <table:table-cell table:style-name="Table3.A4" table:number-columns-spanned="2" office:value-type="string">
            <text:p text:style-name="Standard"><text:span text:style-name="Source_20_Text"><text:span text:style-name="T97">C</text:span></text:span><text:span text:style-name="Source_20_Text"><text:span text:style-name="T98">ross-referencing syntax (general syntax is </text:span></text:span><text:span text:style-name="Source_20_Text"><text:span text:style-name="T101">:domain:role:`[!~]</text:span></text:span><text:span text:style-name="Source_20_Text"><text:span text:style-name="T102">[&lt;t</text:span></text:span><text:span text:style-name="Source_20_Text"><text:span text:style-name="T101">itle</text:span></text:span><text:span text:style-name="Source_20_Text"><text:span text:style-name="T102">&gt;</text:span></text:span><text:span text:style-name="Source_20_Text"><text:span text:style-name="T101"> </text:span></text:span><text:span text:style-name="Source_20_Text"><text:span text:style-name="T102">]</text:span></text:span><text:span text:style-name="Source_20_Text"><text:span text:style-name="T101">&lt;target&gt;`</text:span></text:span><text:span text:style-name="Source_20_Text"><text:span text:style-name="T98">)</text:span></text:span></text:p>
          </table:table-cell>
          <table:covered-table-cell/>
        </table:table-row>
        <table:table-row table:style-name="Table3.5">
          <table:table-cell table:style-name="Table3.A5" office:value-type="string">
            <text:p text:style-name="P53"><text:span text:style-name="T71">Prefix ! will not generate any hyperlink: </text:span><text:span text:style-name="Teletype"><text:span text:style-name="T76">:py:meth:`!Queue.Queue.get`</text:span></text:span></text:p>
            <text:p text:style-name="P52"><text:span text:style-name="T74">Prefix ~ will generate only the last part: </text:span><text:span text:style-name="Teletype"><text:span text:style-name="T76">:py:meth:`~Queue.Queue.get`</text:span></text:span></text:p>
            <text:p text:style-name="P52"><text:span text:style-name="Teletype"><text:span text:style-name="T74">Custom title: </text:span></text:span><text:span text:style-name="Teletype"><text:span text:style-name="T77">:</text:span></text:span><text:span text:style-name="Teletype"><text:span text:style-name="T76">meth:`</text:span></text:span><text:span text:style-name="Teletype"><text:span text:style-name="T77">get</text:span></text:span><text:span text:style-name="Teletype"><text:span text:style-name="T78">Func</text:span></text:span><text:span text:style-name="Teletype"><text:span text:style-name="T77"> &lt;</text:span></text:span><text:span text:style-name="Teletype"><text:span text:style-name="T76">Queue.Queue.get</text:span></text:span><text:span text:style-name="Teletype"><text:span text:style-name="T77">&gt;</text:span></text:span><text:span text:style-name="Teletype"><text:span text:style-name="T76">`</text:span></text:span><text:span text:style-name="Teletype"><text:span text:style-name="T71">, </text:span></text:span><text:span text:style-name="Teletype"><text:span text:style-name="T74">py is </text:span></text:span><text:span text:style-name="Teletype"><text:span text:style-name="T75">the </text:span></text:span><text:span text:style-name="Teletype"><text:span text:style-name="T74">default domain.</text:span></text:span></text:p>
          </table:table-cell>
          <table:table-cell table:style-name="Table3.B5" office:value-type="string">
            <text:p text:style-name="Standard"><text:span text:style-name="T21">Prefix ! will not generate any hyperlink: </text:span><text:span text:style-name="Teletype"><text:span text:style-name="T21">Queue.Queue.get</text:span></text:span><text:span text:style-name="Teletype"><text:span text:style-name="T22">()</text:span></text:span></text:p>
            <text:p text:style-name="Standard"><text:span text:style-name="T21">Prefix ~ will generate only the last part: </text:span><text:span text:style-name="Teletype"><text:span text:style-name="Internet_20_link"><text:span text:style-name="T26">get</text:span></text:span></text:span><text:span text:style-name="Teletype"><text:span text:style-name="Internet_20_link"><text:span text:style-name="T27">()</text:span></text:span></text:span></text:p>
            <text:p text:style-name="Standard"><text:span text:style-name="Internet_20_link"><text:span text:style-name="T87">Custom title</text:span></text:span><text:span text:style-name="Internet_20_link"><text:span text:style-name="T86">: </text:span></text:span><text:span text:style-name="Internet_20_link"><text:span text:style-name="T26">get</text:span></text:span><text:span text:style-name="Internet_20_link"><text:span text:style-name="T27">Func</text:span></text:span><text:span text:style-name="Internet_20_link"><text:span text:style-name="T88">, py is </text:span></text:span><text:span text:style-name="Internet_20_link"><text:span text:style-name="T89">the </text:span></text:span><text:span text:style-name="Internet_20_link"><text:span text:style-name="T88">default domain.</text:span></text:span></text:p>
          </table:table-cell>
        </table:table-row>
      </table:table>
      <table:table table:name="Table8" table:style-name="Table8">
        <table:table-column table:style-name="Table8.A"/>
        <table:table-column table:style-name="Table8.B"/>
        <table:table-row>
          <table:table-cell table:style-name="Table8.A1" table:number-columns-spanned="2" office:value-type="string">
            <text:p text:style-name="P73"><text:s text:c="4"/>Python domain <text:span text:style-name="T109">references</text:span></text:p>
          </table:table-cell>
          <table:covered-table-cell/>
        </table:table-row>
        <table:table-row table:style-name="Table8.2">
          <table:table-cell table:style-name="Table8.A2" office:value-type="string">
            <text:p text:style-name="Table_20_Contents"><text:span text:style-name="reST_20_Source"><text:span text:style-name="T10">:</text:span></text:span><text:span text:style-name="reST_20_Source"><text:span text:style-name="T13">paramref</text:span></text:span><text:span text:style-name="reST_20_Source"><text:span text:style-name="T11">:</text:span></text:span></text:p>
          </table:table-cell>
          <table:table-cell table:style-name="Table8.B2" office:value-type="string">
            <text:p text:style-name="P59"><text:span text:style-name="reST_20_Example">Reference a </text:span><text:span text:style-name="reST_20_Example"><text:span text:style-name="T127">method parameter.</text:span></text:span></text:p>
          </table:table-cell>
        </table:table-row>
        <table:table-row table:style-name="Table8.2">
          <table:table-cell table:style-name="Table8.A9" office:value-type="string">
            <text:p text:style-name="Table_20_Contents"><text:span text:style-name="reST_20_Example"><text:span text:style-name="reST_20_Source"><text:span text:style-name="T10">:</text:span></text:span></text:span><text:span text:style-name="reST_20_Example"><text:span text:style-name="reST_20_Source"><text:span text:style-name="T11">mod:</text:span></text:span></text:span></text:p>
          </table:table-cell>
          <table:table-cell table:style-name="Table8.B7" office:value-type="string">
            <text:p text:style-name="P59"><text:span text:style-name="reST_20_Example">Reference a module; a dotted name may be used. This should also be used for package names.</text:span></text:p>
          </table:table-cell>
        </table:table-row>
        <table:table-row table:style-name="Table8.2">
          <table:table-cell table:style-name="Table8.A2" office:value-type="string">
            <text:p text:style-name="Table_20_Contents"><text:span text:style-name="reST_20_Example"><text:span text:style-name="reST_20_Source"><text:span text:style-name="T10">:</text:span></text:span></text:span><text:span text:style-name="reST_20_Example"><text:span text:style-name="reST_20_Source"><text:span text:style-name="T11">func:</text:span></text:span></text:span></text:p>
          </table:table-cell>
          <table:table-cell table:style-name="Table8.B4" office:value-type="string">
            <text:p text:style-name="P59"><text:span text:style-name="reST_20_Example">Reference a Python function; dotted names may be used. </text:span><text:span text:style-name="reST_20_Example"><text:span text:style-name="T109">T</text:span></text:span><text:span text:style-name="reST_20_Example">railing parentheses to enhance readability </text:span><text:span text:style-name="reST_20_Example"><text:span text:style-name="T109">are</text:span></text:span><text:span text:style-name="reST_20_Example"> added automatically.</text:span></text:p>
          </table:table-cell>
        </table:table-row>
        <table:table-row table:style-name="Table8.2">
          <table:table-cell table:style-name="Table8.A9" office:value-type="string">
            <text:p text:style-name="Table_20_Contents"><text:span text:style-name="reST_20_Example"><text:span text:style-name="reST_20_Source"><text:span text:style-name="T10">:</text:span></text:span></text:span><text:span text:style-name="reST_20_Example"><text:span text:style-name="reST_20_Source"><text:span text:style-name="T11">data</text:span></text:span></text:span><text:span text:style-name="reST_20_Example"><text:span text:style-name="reST_20_Source"><text:span text:style-name="T10">:</text:span></text:span></text:span></text:p>
          </table:table-cell>
          <table:table-cell table:style-name="Table8.B7" office:value-type="string">
            <text:p text:style-name="P76"><text:span text:style-name="reST_20_Example">Reference a module-level variable. </text:span><text:span text:style-name="reST_20_Example"><text:span text:style-name="T138">Works also as </text:span></text:span><text:span text:style-name="reST_20_Example"><text:span text:style-name="T82">:data:`True`</text:span></text:span><text:span text:style-name="reST_20_Example"><text:span text:style-name="T138">, </text:span></text:span><text:span text:style-name="reST_20_Example"><text:span text:style-name="T82">:data:`False`</text:span></text:span><text:span text:style-name="reST_20_Example"><text:span text:style-name="T138">, and </text:span></text:span><text:span text:style-name="reST_20_Example"><text:span text:style-name="T82">:data:`None`</text:span></text:span><text:span text:style-name="reST_20_Example"><text:span text:style-name="T138">.</text:span></text:span></text:p>
          </table:table-cell>
        </table:table-row>
        <table:table-row table:style-name="Table8.2">
          <table:table-cell table:style-name="Table8.A2" office:value-type="string">
            <text:p text:style-name="Table_20_Contents"><text:span text:style-name="reST_20_Example"><text:span text:style-name="reST_20_Source"><text:span text:style-name="T10">:</text:span></text:span></text:span><text:span text:style-name="reST_20_Example"><text:span text:style-name="reST_20_Source"><text:span text:style-name="T11">const:</text:span></text:span></text:span></text:p>
          </table:table-cell>
          <table:table-cell table:style-name="Table8.B6" office:value-type="string">
            <text:p text:style-name="P59"><text:span text:style-name="reST_20_Example">Reference a “defined” constant. This may be a Python variable that is not intended to be changed.</text:span></text:p>
          </table:table-cell>
        </table:table-row>
        <table:table-row table:style-name="Table8.2">
          <table:table-cell table:style-name="Table8.A9" office:value-type="string">
            <text:p text:style-name="Table_20_Contents"><text:span text:style-name="reST_20_Source"><text:span text:style-name="T10">:class:</text:span></text:span></text:p>
          </table:table-cell>
          <table:table-cell table:style-name="Table8.B7" office:value-type="string">
            <text:p text:style-name="P76"><text:span text:style-name="reST_20_Example">Reference a class; a dotted name may be used. </text:span><text:span text:style-name="reST_20_Example"><text:span text:style-name="T138">Works also as </text:span></text:span><text:span text:style-name="reST_20_Example"><text:span text:style-name="T82">:class:`int`</text:span></text:span><text:span text:style-name="reST_20_Example"><text:span text:style-name="T9">, </text:span></text:span><text:span text:style-name="reST_20_Example"><text:span text:style-name="T82">:class:`bool`</text:span></text:span><text:span text:style-name="reST_20_Example"><text:span text:style-name="T9">, and </text:span></text:span><text:span text:style-name="reST_20_Example"><text:span text:style-name="T82">:class:`float`</text:span></text:span><text:span text:style-name="reST_20_Example"><text:span text:style-name="T9">.</text:span></text:span></text:p>
          </table:table-cell>
        </table:table-row>
        <table:table-row table:style-name="Table8.8">
          <table:table-cell table:style-name="Table8.A2" office:value-type="string">
            <text:p text:style-name="Table_20_Contents"><text:span text:style-name="reST_20_Source"><text:span text:style-name="T10">:meth:</text:span></text:span></text:p>
          </table:table-cell>
          <table:table-cell table:style-name="Table8.B8" office:value-type="string">
            <text:p text:style-name="P59"><text:span text:style-name="reST_20_Example">Reference a method of an object. The role text can include the type name and the method name; if it occurs within the description of a type, the type name can be omitted. A dotted name may be used.</text:span></text:p>
          </table:table-cell>
        </table:table-row>
        <table:table-row table:style-name="Table8.2">
          <table:table-cell table:style-name="Table8.A9" office:value-type="string">
            <text:p text:style-name="Table_20_Contents"><text:span text:style-name="reST_20_Source"><text:span text:style-name="T10">:attr:</text:span></text:span></text:p>
          </table:table-cell>
          <table:table-cell table:style-name="Table8.B9" office:value-type="string">
            <text:p text:style-name="P59"><text:span text:style-name="reST_20_Example">Reference a data attribute of an object.</text:span></text:p>
          </table:table-cell>
        </table:table-row>
        <table:table-row table:style-name="Table8.2">
          <table:table-cell table:style-name="Table8.A2" office:value-type="string">
            <text:p text:style-name="Table_20_Contents"><text:span text:style-name="reST_20_Source"><text:span text:style-name="T10">:exc:</text:span></text:span></text:p>
          </table:table-cell>
          <table:table-cell table:style-name="Table8.B10" office:value-type="string">
            <text:p text:style-name="P59"><text:span text:style-name="reST_20_Example">Reference an exception. A dotted name may be used.</text:span></text:p>
          </table:table-cell>
        </table:table-row>
      </table:table>
      <table:table table:name="Table9" table:style-name="Table9">
        <table:table-column table:style-name="Table9.A"/>
        <table:table-column table:style-name="Table9.B"/>
        <table:table-row>
          <table:table-cell table:style-name="Table9.A1" table:number-columns-spanned="2" office:value-type="string">
            <text:p text:style-name="P68">Info fields lists <text:span text:style-name="T17">(separated by a blank line from other text)</text:span></text:p>
          </table:table-cell>
          <table:covered-table-cell/>
        </table:table-row>
        <table:table-row table:style-name="Table9.2">
          <table:table-cell table:style-name="Table9.A2" office:value-type="string">
            <text:p text:style-name="Table_20_Contents"><text:span text:style-name="reST_20_Source">:</text:span><text:span text:style-name="reST_20_Source"><text:span text:style-name="T3">param</text:span></text:span><text:span text:style-name="reST_20_Source"><text:span text:style-name="T110"> [type] name</text:span></text:span><text:span text:style-name="reST_20_Source"><text:span text:style-name="T3">:</text:span></text:span><text:span text:style-name="reST_20_Source"><text:span text:style-name="T110"> </text:span></text:span></text:p>
          </table:table-cell>
          <table:table-cell table:style-name="Table9.B4" office:value-type="string">
            <text:p text:style-name="P63"><text:span text:style-name="reST_20_Example">Description of a parameter </text:span><text:span text:style-name="reST_20_Example"><text:span text:style-name="T53">name</text:span></text:span><text:span text:style-name="reST_20_Example"><text:span text:style-name="T56">, with optional </text:span></text:span><text:span text:style-name="reST_20_Example"><text:span text:style-name="T53">type</text:span></text:span><text:span text:style-name="reST_20_Example">. </text:span><text:span text:style-name="reST_20_Example"><text:span text:style-name="T110">Alternatives are </text:span></text:span><text:span text:style-name="reST_20_Example"><text:span text:style-name="reST_20_Source"><text:span text:style-name="T3">parameter</text:span></text:span></text:span><text:span text:style-name="reST_20_Example"><text:span text:style-name="T110">, </text:span></text:span><text:span text:style-name="reST_20_Example"><text:span text:style-name="reST_20_Source"><text:span text:style-name="T3">arg</text:span></text:span></text:span><text:span text:style-name="reST_20_Example"><text:span text:style-name="T110">, </text:span></text:span><text:span text:style-name="reST_20_Example"><text:span text:style-name="reST_20_Source"><text:span text:style-name="T3">argument</text:span></text:span></text:span><text:span text:style-name="reST_20_Example"><text:span text:style-name="T110">, </text:span></text:span><text:span text:style-name="reST_20_Example"><text:span text:style-name="reST_20_Source"><text:span text:style-name="T3">key</text:span></text:span></text:span><text:span text:style-name="reST_20_Example"><text:span text:style-name="T110">, and </text:span></text:span><text:span text:style-name="reST_20_Example"><text:span text:style-name="reST_20_Source"><text:span text:style-name="T3">keyword</text:span></text:span></text:span><text:span text:style-name="reST_20_Example"><text:span text:style-name="T110">.</text:span></text:span></text:p>
          </table:table-cell>
        </table:table-row>
        <table:table-row table:style-name="Table9.2">
          <table:table-cell table:style-name="Table9.A3" office:value-type="string">
            <text:p text:style-name="Table_20_Contents"><text:span text:style-name="reST_20_Example"><text:span text:style-name="reST_20_Source">:</text:span></text:span><text:span text:style-name="reST_20_Example"><text:span text:style-name="reST_20_Source"><text:span text:style-name="T12">type</text:span></text:span></text:span><text:span text:style-name="reST_20_Example"><text:span text:style-name="reST_20_Source"><text:span text:style-name="T110"> name</text:span></text:span></text:span><text:span text:style-name="reST_20_Example"><text:span text:style-name="reST_20_Source"><text:span text:style-name="T3">: </text:span></text:span></text:span><text:span text:style-name="reST_20_Example"><text:span text:style-name="reST_20_Source"><text:span text:style-name="T18">type</text:span></text:span></text:span></text:p>
          </table:table-cell>
          <table:table-cell table:style-name="Table9.B3" office:value-type="string">
            <text:p text:style-name="P63"><text:span text:style-name="reST_20_Example">Type of a parameter </text:span><text:span text:style-name="reST_20_Example"><text:span text:style-name="T53">name</text:span></text:span><text:span text:style-name="reST_20_Example">.</text:span></text:p>
          </table:table-cell>
        </table:table-row>
        <table:table-row table:style-name="Table9.2">
          <table:table-cell table:style-name="Table9.A2" office:value-type="string">
            <text:p text:style-name="Table_20_Contents"><text:span text:style-name="reST_20_Example"><text:span text:style-name="reST_20_Source">:</text:span></text:span><text:span text:style-name="reST_20_Example"><text:span text:style-name="reST_20_Source"><text:span text:style-name="T12">raises </text:span></text:span></text:span><text:span text:style-name="reST_20_Example"><text:span text:style-name="reST_20_Source"><text:span text:style-name="T16">ExClass</text:span></text:span></text:span><text:span text:style-name="reST_20_Example"><text:span text:style-name="reST_20_Source"><text:span text:style-name="T110">:</text:span></text:span></text:span></text:p>
          </table:table-cell>
          <table:table-cell table:style-name="Table9.B4" office:value-type="string">
            <text:p text:style-name="P63"><text:span text:style-name="reST_20_Example">That (and when) a specific exception is raised. </text:span><text:span text:style-name="reST_20_Example"><text:span text:style-name="T110">Alternatives are </text:span></text:span><text:span text:style-name="reST_20_Example"><text:span text:style-name="reST_20_Source"><text:span text:style-name="T59">raise</text:span></text:span></text:span><text:span text:style-name="reST_20_Example"><text:span text:style-name="T110">, </text:span></text:span><text:span text:style-name="reST_20_Example"><text:span text:style-name="reST_20_Source"><text:span text:style-name="T12">except</text:span></text:span></text:span><text:span text:style-name="reST_20_Example"><text:span text:style-name="T110">, and </text:span></text:span><text:span text:style-name="reST_20_Example"><text:span text:style-name="reST_20_Source"><text:span text:style-name="T12">exception</text:span></text:span></text:span><text:span text:style-name="reST_20_Example"><text:span text:style-name="T110">.</text:span></text:span></text:p>
          </table:table-cell>
        </table:table-row>
        <table:table-row table:style-name="Table9.2">
          <table:table-cell table:style-name="Table9.A3" office:value-type="string">
            <text:p text:style-name="P60"><text:span text:style-name="reST_20_Example"><text:span text:style-name="reST_20_Source">:</text:span></text:span><text:span text:style-name="reST_20_Example"><text:span text:style-name="reST_20_Source"><text:span text:style-name="T10">var</text:span></text:span></text:span><text:span text:style-name="reST_20_Example"><text:span text:style-name="reST_20_Source"><text:span text:style-name="T14"> </text:span></text:span></text:span><text:span text:style-name="reST_20_Example"><text:span text:style-name="reST_20_Source"><text:span text:style-name="T16">name</text:span></text:span></text:span><text:span text:style-name="reST_20_Example"><text:span text:style-name="reST_20_Source">:</text:span></text:span></text:p>
          </table:table-cell>
          <table:table-cell table:style-name="Table9.B5" office:value-type="string">
            <text:p text:style-name="P60"><text:span text:style-name="reST_20_Example">Description of a variable </text:span><text:span text:style-name="reST_20_Example"><text:span text:style-name="T121">(useful for class and instance variables)</text:span></text:span><text:span text:style-name="reST_20_Example">. Alternatives are </text:span><text:span text:style-name="reST_20_Example"><text:span text:style-name="reST_20_Source"><text:span text:style-name="T10">ivar</text:span></text:span></text:span><text:span text:style-name="reST_20_Example"> and </text:span><text:span text:style-name="reST_20_Example"><text:span text:style-name="reST_20_Source"><text:span text:style-name="T10">cvar</text:span></text:span></text:span><text:span text:style-name="reST_20_Example">.</text:span></text:p>
          </table:table-cell>
        </table:table-row>
        <table:table-row table:style-name="Table9.2">
          <table:table-cell table:style-name="Table9.A6" office:value-type="string">
            <text:p text:style-name="P61"><text:span text:style-name="reST_20_Source">:</text:span><text:span text:style-name="reST_20_Source"><text:span text:style-name="T10">var</text:span></text:span><text:span text:style-name="reST_20_Source"><text:span text:style-name="T6">type</text:span></text:span><text:span text:style-name="reST_20_Source"><text:span text:style-name="T16"> name</text:span></text:span><text:span text:style-name="reST_20_Source">:</text:span></text:p>
          </table:table-cell>
          <table:table-cell table:style-name="Table9.B6" office:value-type="string">
            <text:p text:style-name="P60"><text:span text:style-name="reST_20_Example"><text:span text:style-name="T121">Type</text:span></text:span><text:span text:style-name="reST_20_Example"> of a variable </text:span><text:span text:style-name="reST_20_Example"><text:span text:style-name="T121">name.</text:span></text:span></text:p>
          </table:table-cell>
        </table:table-row>
        <table:table-row table:style-name="Table9.2">
          <table:table-cell table:style-name="Table9.A3" office:value-type="string">
            <text:p text:style-name="P60"><text:span text:style-name="reST_20_Example"><text:span text:style-name="reST_20_Source">:</text:span></text:span><text:span text:style-name="reST_20_Example"><text:span text:style-name="reST_20_Source"><text:span text:style-name="T10">returns</text:span></text:span></text:span><text:span text:style-name="reST_20_Example"><text:span text:style-name="reST_20_Source">:</text:span></text:span></text:p>
          </table:table-cell>
          <table:table-cell table:style-name="Table9.B7" office:value-type="string">
            <text:p text:style-name="P60"><text:span text:style-name="reST_20_Example">Description of the return value. Alternative is </text:span><text:span text:style-name="reST_20_Example"><text:span text:style-name="reST_20_Source"><text:span text:style-name="T1">return</text:span></text:span></text:span><text:span text:style-name="reST_20_Example">.</text:span></text:p>
          </table:table-cell>
        </table:table-row>
        <table:table-row table:style-name="Table9.2">
          <table:table-cell table:style-name="Table9.A6" office:value-type="string">
            <text:p text:style-name="P60"><text:span text:style-name="reST_20_Example"><text:span text:style-name="reST_20_Source">:</text:span></text:span><text:span text:style-name="reST_20_Example"><text:span text:style-name="reST_20_Source"><text:span text:style-name="T10">rtype</text:span></text:span></text:span><text:span text:style-name="reST_20_Example"><text:span text:style-name="reST_20_Source">: </text:span></text:span><text:span text:style-name="reST_20_Example"><text:span text:style-name="reST_20_Source"><text:span text:style-name="T126">type</text:span></text:span></text:span></text:p>
          </table:table-cell>
          <table:table-cell table:style-name="Table9.B8" office:value-type="string">
            <text:p text:style-name="P60"><text:span text:style-name="reST_20_Example">Return type.</text:span></text:p>
          </table:table-cell>
        </table:table-row>
      </table:table>
      <table:table table:name="Table10" table:style-name="Table10">
        <table:table-column table:style-name="Table10.A"/>
        <table:table-column table:style-name="Table10.B"/>
        <table:table-header-rows>
          <table:table-row>
            <table:table-cell table:style-name="Table10.A1" table:number-columns-spanned="2" office:value-type="string">
              <text:p text:style-name="P71">Paragraph-<text:span text:style-name="T107">level</text:span> markup (general syntax is <text:span text:style-name="T104">.. &lt;type&gt;:: </text:span><text:span text:style-name="T105">[</text:span><text:span text:style-name="T106">&lt;param&gt;</text:span><text:span text:style-name="T105">]\n</text:span><text:span text:style-name="T104">&lt;text&gt;</text:span>)</text:p>
            </table:table-cell>
            <table:covered-table-cell/>
          </table:table-row>
        </table:table-header-rows>
        <table:table-row table:style-name="Table10.2">
          <table:table-cell table:style-name="Table10.A2" office:value-type="string">
            <text:p text:style-name="P55"><text:span text:style-name="reST_20_Example"><text:span text:style-name="reST_20_Source">.. </text:span></text:span><text:span text:style-name="reST_20_Example"><text:span text:style-name="reST_20_Source"><text:span text:style-name="T1">note</text:span></text:span></text:span><text:span text:style-name="reST_20_Example"><text:span text:style-name="reST_20_Source">:: </text:span></text:span></text:p>
          </table:table-cell>
          <table:table-cell table:style-name="Table10.B2" office:value-type="string">
            <text:p text:style-name="Table_20_Contents"><text:span text:style-name="reST_20_Source"><text:span text:style-name="reST_20_Example">An especially important bit of information about an API that a user should be aware of when using whatever bit of </text:span></text:span><text:span text:style-name="reST_20_Source"><text:span text:style-name="reST_20_Example"><text:span text:style-name="T107">this</text:span></text:span></text:span><text:span text:style-name="reST_20_Source"><text:span text:style-name="reST_20_Example"> API. </text:span></text:span><text:span text:style-name="reST_20_Source"><text:span text:style-name="reST_20_Example"><text:span text:style-name="T124">New line is optional.</text:span></text:span></text:span></text:p>
          </table:table-cell>
        </table:table-row>
        <table:table-row>
          <table:table-cell table:style-name="Table10.A3" office:value-type="string">
            <text:p text:style-name="P55"><text:span text:style-name="reST_20_Source">.. </text:span><text:span text:style-name="reST_20_Source"><text:span text:style-name="T1">warning</text:span></text:span><text:span text:style-name="reST_20_Source">::</text:span></text:p>
          </table:table-cell>
          <table:table-cell table:style-name="Table10.B3" office:value-type="string">
            <text:p text:style-name="P58"><text:span text:style-name="reST_20_Example"><text:span text:style-name="T107">The same as </text:span></text:span><text:span text:style-name="reST_20_Example"><text:span text:style-name="T52">note</text:span></text:span><text:span text:style-name="reST_20_Example"><text:span text:style-name="T107">, but </text:span></text:span><text:span text:style-name="reST_20_Example"><text:s/>it is recommended over </text:span><text:span text:style-name="reST_20_Example"><text:span text:style-name="T52">note</text:span></text:span><text:span text:style-name="reST_20_Example"> for information regarding security.</text:span></text:p>
          </table:table-cell>
        </table:table-row>
        <table:table-row>
          <table:table-cell table:style-name="Table10.A2" office:value-type="string">
            <text:p text:style-name="P55"><text:span text:style-name="reST_20_Example"><text:span text:style-name="reST_20_Source">.. </text:span></text:span><text:span text:style-name="reST_20_Source"><text:span text:style-name="T9">todo</text:span></text:span><text:span text:style-name="reST_20_Example"><text:span text:style-name="reST_20_Source">::</text:span></text:span></text:p>
          </table:table-cell>
          <table:table-cell table:style-name="Table10.B2" office:value-type="string">
            <text:p text:style-name="P58"><text:span text:style-name="reST_20_Example"><text:span text:style-name="T107">The same as </text:span></text:span><text:span text:style-name="reST_20_Example"><text:span text:style-name="T52">note</text:span></text:span><text:span text:style-name="reST_20_Example"><text:span text:style-name="T107">, but </text:span></text:span><text:span text:style-name="reST_20_Example"><text:s/></text:span><text:span text:style-name="reST_20_Example"><text:span text:style-name="T138">for to-do notes.</text:span></text:span></text:p>
          </table:table-cell>
        </table:table-row>
        <table:table-row>
          <table:table-cell table:style-name="Table10.A3" office:value-type="string">
            <text:p text:style-name="P55"><text:span text:style-name="reST_20_Example"><text:span text:style-name="reST_20_Source"><text:span text:style-name="T1">versionadded</text:span></text:span></text:span><text:span text:style-name="reST_20_Example"><text:span text:style-name="reST_20_Source"> </text:span></text:span><text:span text:style-name="reST_20_Example"><text:span text:style-name="reST_20_Source"><text:span text:style-name="T52">version</text:span></text:span></text:span></text:p>
          </table:table-cell>
          <table:table-cell table:style-name="Table10.B2" office:value-type="string">
            <text:p text:style-name="P1"><text:span text:style-name="reST_20_Example"><text:span text:style-name="T107">D</text:span></text:span><text:span text:style-name="reST_20_Example">ocuments the version of the project which added the described feature to the library or C API. When this applies to an entire module, it should be placed at the top of the module section before any prose. The first argument must be given and is the version in question; you can add a second argument consisting of a </text:span><text:span text:style-name="Emphasis"><text:span text:style-name="reST_20_Example">brief</text:span></text:span><text:span text:style-name="reST_20_Example"> explanation of the change.</text:span></text:p>
          </table:table-cell>
        </table:table-row>
        <table:table-row>
          <table:table-cell table:style-name="Table10.A2" office:value-type="string">
            <text:p text:style-name="P55"><text:span text:style-name="reST_20_Example"><text:span text:style-name="reST_20_Source"><text:span text:style-name="T1">versionchanged</text:span></text:span></text:span><text:span text:style-name="reST_20_Example"><text:span text:style-name="reST_20_Source"> </text:span></text:span><text:span text:style-name="reST_20_Example"><text:span text:style-name="reST_20_Source"><text:span text:style-name="T52">version</text:span></text:span></text:span></text:p>
          </table:table-cell>
          <table:table-cell table:style-name="Table10.B3" office:value-type="string">
            <text:p text:style-name="Table_20_Contents"><text:span text:style-name="reST_20_Example">Similar to </text:span><text:span text:style-name="reST_20_Example"><text:span text:style-name="T107">above</text:span></text:span><text:span text:style-name="reST_20_Example">, but describes when and what changed in some way (new parameters, changed side effects, etc.).</text:span></text:p>
          </table:table-cell>
        </table:table-row>
        <table:table-row>
          <table:table-cell table:style-name="Table10.A3" office:value-type="string">
            <text:p text:style-name="P55"><text:span text:style-name="reST_20_Example"><text:span text:style-name="reST_20_Source">.. </text:span></text:span><text:span text:style-name="reST_20_Example"><text:span text:style-name="reST_20_Source"><text:span text:style-name="T1">deprecated</text:span></text:span></text:span><text:span text:style-name="reST_20_Example"><text:span text:style-name="reST_20_Source">:: </text:span></text:span><text:span text:style-name="reST_20_Example"><text:span text:style-name="reST_20_Source"><text:span text:style-name="T52">version</text:span></text:span></text:span></text:p>
          </table:table-cell>
          <table:table-cell table:style-name="Table10.B2" office:value-type="string">
            <text:p text:style-name="P58"><text:span text:style-name="reST_20_Example"><text:span text:style-name="T107">Similar to above, </text:span></text:span><text:span text:style-name="reST_20_Example">but describes when the feature was deprecated. An explanation can also be given, for example to inform the reader what should be used instead.</text:span></text:p>
          </table:table-cell>
        </table:table-row>
        <table:table-row>
          <table:table-cell table:style-name="Table10.A2" office:value-type="string">
            <text:p text:style-name="P55"><text:span text:style-name="reST_20_Example"><text:span text:style-name="reST_20_Source">.. </text:span></text:span><text:span text:style-name="reST_20_Example"><text:span text:style-name="reST_20_Source"><text:span text:style-name="T1">seealso</text:span></text:span></text:span><text:span text:style-name="reST_20_Example"><text:span text:style-name="reST_20_Source">::</text:span></text:span></text:p>
          </table:table-cell>
          <table:table-cell table:style-name="Table10.B3" office:value-type="string">
            <text:p text:style-name="Table_20_Contents"><text:span text:style-name="reST_20_Example">Many sections include a list of references to module documentation or external documents.</text:span></text:p>
          </table:table-cell>
        </table:table-row>
        <table:table-row>
          <table:table-cell table:style-name="Table10.A3" office:value-type="string">
            <text:p text:style-name="P55"><text:span text:style-name="reST_20_Example"><text:span text:style-name="reST_20_Source">.. </text:span></text:span><text:span text:style-name="reST_20_Example"><text:span text:style-name="reST_20_Source"><text:span text:style-name="T1">rubric</text:span></text:span></text:span><text:span text:style-name="reST_20_Example"><text:span text:style-name="reST_20_Source">:: </text:span></text:span><text:span text:style-name="reST_20_Example"><text:span text:style-name="reST_20_Source"><text:span text:style-name="T52">title</text:span></text:span></text:span></text:p>
          </table:table-cell>
          <table:table-cell table:style-name="Table10.B2" office:value-type="string">
            <text:p text:style-name="Table_20_Contents"><text:span text:style-name="reST_20_Example">This directive creates a paragraph heading that is not used to create a table of contents node.</text:span></text:p>
          </table:table-cell>
        </table:table-row>
        <table:table-row>
          <table:table-cell table:style-name="Table10.A2" office:value-type="string">
            <text:p text:style-name="P56"><text:span text:style-name="reST_20_Source">.. </text:span><text:span text:style-name="reST_20_Source"><text:span text:style-name="T1">hlist</text:span></text:span><text:span text:style-name="reST_20_Source">::<text:line-break/> <text:s text:c="2"/>:</text:span><text:span text:style-name="reST_20_Source"><text:span text:style-name="T108">columns: 3</text:span></text:span></text:p>
            <text:p text:style-name="P56"><text:span text:style-name="reST_20_Source"><text:span text:style-name="T108"><text:line-break/> <text:s text:c="2"/>* First item</text:span></text:span></text:p>
          </table:table-cell>
          <table:table-cell table:style-name="Table10.B2" office:value-type="string">
            <text:p text:style-name="P2"><text:span text:style-name="reST_20_Example">This directive must contain a bullet list. It will transform it into a more compact list by either distributing more than one item horizontally, or reducing spacing between items, depending on the builder. For builders that support the horizontal distribution, there is a </text:span><text:span text:style-name="reST_20_Example"><text:span text:style-name="reST_20_Source">:</text:span></text:span><text:span text:style-name="Teletype"><text:span text:style-name="reST_20_Example"><text:span text:style-name="reST_20_Source">columns:</text:span></text:span></text:span><text:span text:style-name="reST_20_Example"> option that specifies the number of columns; it defaults to 2.</text:span></text:p>
          </table:table-cell>
        </table:table-row>
        <table:table-row>
          <table:table-cell table:style-name="Table10.A3" office:value-type="string">
            <text:p text:style-name="P64"><text:span text:style-name="reST_20_Source">Source code example</text:span><text:span text:style-name="reST_20_Source"><text:span text:style-name="T14">::</text:span></text:span></text:p>
            <text:p text:style-name="P64"><text:span text:style-name="reST_20_Source"/></text:p>
            <text:p text:style-name="P66"><text:span text:style-name="reST_20_Source"><text:s text:c="2"/>separated by a blank</text:span></text:p>
            <text:p text:style-name="P66"><text:span text:style-name="reST_20_Source"><text:s text:c="2"/>line and indented</text:span></text:p>
          </table:table-cell>
          <table:table-cell table:style-name="Table10.B2" office:value-type="string">
            <text:p text:style-name="P65"><text:span text:style-name="reST_20_Source"><text:span text:style-name="T20">Source code example</text:span></text:span><text:span text:style-name="reST_20_Source"><text:span text:style-name="T36">:</text:span></text:span></text:p>
            <text:p text:style-name="P65"><text:span text:style-name="reST_20_Source"/></text:p>
            <text:p text:style-name="P66"><text:span text:style-name="reST_20_Source"><text:s text:c="2"/>separated by a blank</text:span></text:p>
            <text:p text:style-name="P66"><text:span text:style-name="reST_20_Source"><text:s text:c="2"/>line and indented</text:span></text:p>
          </table:table-cell>
        </table:table-row>
      </table:table>
      <table:table table:name="Table2" table:style-name="Table2">
        <table:table-column table:style-name="Table2.A"/>
        <table:table-header-rows>
          <table:table-row>
            <table:table-cell table:style-name="Table2.A1" office:value-type="string">
              <text:p text:style-name="P72">Documentation <text:span text:style-name="T123">of m</text:span>odule data members and class attributes</text:p>
            </table:table-cell>
          </table:table-row>
        </table:table-header-rows>
        <table:table-row table:style-name="Table2.2">
          <table:table-cell table:style-name="Table2.A2" office:value-type="string">
            <text:p text:style-name="P57"><text:span text:style-name="reST_20_Source"><text:span text:style-name="T54">#: One or more line</text:span></text:span><text:span text:style-name="reST_20_Source"><text:span text:style-name="T55">s</text:span></text:span><text:span text:style-name="reST_20_Source"><text:span text:style-name="T54"> like this before the data member or the class attribute</text:span></text:span></text:p>
            <text:p text:style-name="P57"><text:span text:style-name="reST_20_Source"><text:span text:style-name="T7">class_attribute = 1</text:span></text:span><text:span text:style-name="reST_20_Source"><text:span text:style-name="T54"> <text:s/>#: single line next to the data member or the class attribute</text:span></text:span></text:p>
            <text:p text:style-name="P57"><text:span text:style-name="reST_20_Source"><text:span text:style-name="T51">""" </text:span></text:span><text:span text:style-name="reST_20_Source"><text:span text:style-name="T54">One or more lines after the data member or the class attribute. </text:span></text:span><text:span text:style-name="reST_20_Source"><text:span text:style-name="T51">"""</text:span></text:span></text:p>
          </table:table-cell>
        </table:table-row>
      </table:table>
      <table:table table:name="Table4" table:style-name="Table4">
        <table:table-column table:style-name="Table4.A"/>
        <table:table-column table:style-name="Table4.B"/>
        <text:soft-page-break/>
        <table:table-row>
          <table:table-cell table:style-name="Table4.A1" table:number-columns-spanned="2" office:value-type="string">
            <text:p text:style-name="P69"><text:span text:style-name="T125">P</text:span>yCharm - Type Hinting<text:note text:id="ftn2" text:note-class="footnote"><text:note-citation>2</text:note-citation><text:note-body><text:p text:style-name="P89">https://www.jetbrains.com/pycharm/help/type-hinting-in-pycharm.html</text:p></text:note-body></text:note></text:p>
          </table:table-cell>
          <table:covered-table-cell/>
        </table:table-row>
        <table:table-row table:style-name="Table4.2">
          <table:table-cell table:style-name="Table4.A2" office:value-type="string">
            <text:p text:style-name="P74"><text:span text:style-name="reST_20_Source"><text:span text:style-name="T48">Type of parameter</text:span></text:span></text:p>
          </table:table-cell>
          <table:table-cell table:style-name="Table4.B2" office:value-type="string">
            <text:p text:style-name="P74"><text:span text:style-name="reST_20_Example"><text:span text:style-name="T131">def f(param</text:span></text:span><text:span text:style-name="reST_20_Example"><text:span text:style-name="T81">: int</text:span></text:span><text:span text:style-name="reST_20_Example"><text:span text:style-name="T131">):</text:span></text:span></text:p>
          </table:table-cell>
        </table:table-row>
        <table:table-row table:style-name="Table4.2">
          <table:table-cell table:style-name="Table4.A3" office:value-type="string">
            <text:p text:style-name="P74"><text:span text:style-name="reST_20_Source"><text:span text:style-name="T37">Return type</text:span></text:span></text:p>
          </table:table-cell>
          <table:table-cell table:style-name="Table4.B3" office:value-type="string">
            <text:p text:style-name="P74"><text:span text:style-name="reST_20_Example"><text:span text:style-name="T131">def f()</text:span></text:span><text:span text:style-name="reST_20_Example"><text:span text:style-name="T132"> </text:span></text:span><text:span text:style-name="reST_20_Example"><text:span text:style-name="T81">-&gt; int</text:span></text:span><text:span text:style-name="reST_20_Example"><text:span text:style-name="T131">:</text:span></text:span></text:p>
          </table:table-cell>
        </table:table-row>
        <table:table-row>
          <table:table-cell table:style-name="Table4.A2" office:value-type="string">
            <text:p text:style-name="P74"><text:span text:style-name="reST_20_Source"><text:span text:style-name="T48">Type of local variables and attributes</text:span></text:span></text:p>
          </table:table-cell>
          <table:table-cell table:style-name="Table4.B4" office:value-type="string">
            <text:p text:style-name="P74"><text:span text:style-name="reST_20_Example"><text:span text:style-name="T131">class C:</text:span></text:span></text:p>
            <text:p text:style-name="P74"><text:span text:style-name="reST_20_Example"><text:span text:style-name="T130"><text:s text:c="4"/></text:span></text:span><text:span text:style-name="reST_20_Example"><text:span text:style-name="T131">foo = None <text:s/></text:span></text:span><text:span text:style-name="reST_20_Example"><text:span text:style-name="T136"># type: List[str]</text:span></text:span></text:p>
            <text:p text:style-name="P74"><text:span text:style-name="reST_20_Example"><text:span text:style-name="T131"/></text:span></text:p>
            <text:p text:style-name="P74"><text:span text:style-name="reST_20_Example"><text:span text:style-name="T131"><text:s text:c="4"/>def __</text:span></text:span><text:span text:style-name="reST_20_Example"><text:span text:style-name="T133">init__(self, bar):</text:span></text:span></text:p>
            <text:p text:style-name="P74"><text:span text:style-name="reST_20_Example"><text:span text:style-name="T133"><text:s text:c="8"/>self.bar = bar <text:s/></text:span></text:span><text:span text:style-name="reST_20_Example"><text:span text:style-name="T135">#</text:span></text:span><text:span text:style-name="reST_20_Example"><text:span text:style-name="T134"> type: Optional[str]</text:span></text:span></text:p>
            <text:p text:style-name="P74"><text:span text:style-name="reST_20_Example"><text:span text:style-name="T133"/></text:span></text:p>
            <text:p text:style-name="P74"><text:span text:style-name="reST_20_Example"><text:span text:style-name="T133"><text:s text:c="4"/>def f2():</text:span></text:span></text:p>
            <text:p text:style-name="P75"><text:span text:style-name="reST_20_Example"><text:span text:style-name="T133"><text:s text:c="8"/>return 'foo'</text:span></text:span></text:p>
            <text:p text:style-name="P75"><text:span text:style-name="reST_20_Example"><text:span text:style-name="T133"/></text:span></text:p>
            <text:p text:style-name="P75"><text:span text:style-name="reST_20_Example"><text:span text:style-name="T133"><text:s text:c="4"/>def f1():</text:span></text:span></text:p>
            <text:p text:style-name="P75"><text:span text:style-name="reST_20_Example"><text:span text:style-name="T133"><text:s text:c="8"/>x = f2() <text:s/></text:span></text:span><text:span text:style-name="reST_20_Example"><text:span text:style-name="T134"># type: str</text:span></text:span></text:p>
            <text:p text:style-name="P75"><text:span text:style-name="reST_20_Example"><text:span text:style-name="T133"><text:s text:c="8"/>return x.upper()</text:span></text:span></text:p>
          </table:table-cell>
        </table:table-row>
      </table:table>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70">PyCharm - <text:span text:style-name="T125">L</text:span>egacy type syntax for doctrings<text:span text:style-name="T14"> </text:span><text:span text:style-name="T19">(use in info fields lists </text:span><text:span text:style-name="T83">:param</text:span><text:span text:style-name="T19"> or </text:span><text:span text:style-name="T83">:type</text:span><text:span text:style-name="T19">)</text:span></text:p>
          </table:table-cell>
          <table:covered-table-cell/>
          <table:covered-table-cell/>
          <table:covered-table-cell/>
        </table:table-row>
        <table:table-row table:style-name="Table5.2">
          <table:table-cell table:style-name="Table5.A2" office:value-type="string">
            <text:p text:style-name="P75"><text:span text:style-name="reST_20_Source"><text:span text:style-name="T8">Foo</text:span></text:span></text:p>
          </table:table-cell>
          <table:table-cell table:style-name="Table5.B2" office:value-type="string">
            <text:p text:style-name="P75"><text:span text:style-name="reST_20_Example"><text:span text:style-name="T128">Class </text:span></text:span><text:span text:style-name="reST_20_Example"><text:span text:style-name="T84">Foo</text:span></text:span><text:span text:style-name="reST_20_Example"><text:span text:style-name="T128"> visible in the current scope</text:span></text:span></text:p>
          </table:table-cell>
          <table:table-cell table:style-name="Table5.C2" office:value-type="string">
            <text:p text:style-name="P62"><text:span text:style-name="reST_20_Source"><text:span text:style-name="T80">T</text:span></text:span></text:p>
          </table:table-cell>
          <table:table-cell table:style-name="Table5.D2" office:value-type="string">
            <text:p text:style-name="P62"><text:span text:style-name="reST_20_Example"><text:span text:style-name="T25">Generic type (T-Z are reserved for generics)</text:span></text:span></text:p>
          </table:table-cell>
        </table:table-row>
        <table:table-row table:style-name="Table5.2">
          <table:table-cell table:style-name="Table5.A3" office:value-type="string">
            <text:p text:style-name="P75"><text:span text:style-name="reST_20_Source"><text:span text:style-name="T8">x.y.Bar</text:span></text:span></text:p>
          </table:table-cell>
          <table:table-cell table:style-name="Table5.B3" office:value-type="string">
            <text:p text:style-name="P75"><text:span text:style-name="reST_20_Example"><text:span text:style-name="T128">Class </text:span></text:span><text:span text:style-name="reST_20_Example"><text:span text:style-name="T84">Bar</text:span></text:span><text:span text:style-name="reST_20_Example"><text:span text:style-name="T128"> from x.y module</text:span></text:span></text:p>
          </table:table-cell>
          <table:table-cell table:style-name="Table5.C3" office:value-type="string">
            <text:p text:style-name="P49">T &lt;= Foo</text:p>
          </table:table-cell>
          <table:table-cell table:style-name="Table5.D3" office:value-type="string">
            <text:p text:style-name="P33">Generic type with upper bound <text:span text:style-name="T70">Foo</text:span></text:p>
          </table:table-cell>
        </table:table-row>
        <table:table-row table:style-name="Table5.2">
          <table:table-cell table:style-name="Table5.A2" office:value-type="string">
            <text:p text:style-name="P75"><text:span text:style-name="reST_20_Source"><text:span text:style-name="T8">Foo | Bar</text:span></text:span></text:p>
          </table:table-cell>
          <table:table-cell table:style-name="Table5.B4" office:value-type="string">
            <text:p text:style-name="P75"><text:span text:style-name="reST_20_Example"><text:span text:style-name="T128">Classes </text:span></text:span><text:span text:style-name="reST_20_Example"><text:span text:style-name="T84">Foo</text:span></text:span><text:span text:style-name="reST_20_Example"><text:span text:style-name="T128"> or </text:span></text:span><text:span text:style-name="reST_20_Example"><text:span text:style-name="T84">Bar</text:span></text:span></text:p>
          </table:table-cell>
          <table:table-cell table:style-name="Table5.C4" office:value-type="string">
            <text:p text:style-name="P49">Foo[T]</text:p>
          </table:table-cell>
          <table:table-cell table:style-name="Table5.D4" office:value-type="string">
            <text:p text:style-name="P33"><text:span text:style-name="T70">Foo</text:span> parametrized with <text:span text:style-name="T70">T</text:span></text:p>
          </table:table-cell>
        </table:table-row>
        <table:table-row table:style-name="Table5.2">
          <table:table-cell table:style-name="Table5.A3" office:value-type="string">
            <text:p text:style-name="P62"><text:span text:style-name="reST_20_Source"><text:span text:style-name="T8">(Foo, Bar)</text:span></text:span></text:p>
          </table:table-cell>
          <table:table-cell table:style-name="Table5.B5" office:value-type="string">
            <text:p text:style-name="P62"><text:span text:style-name="reST_20_Example"><text:span text:style-name="T128">Tuple of </text:span></text:span><text:span text:style-name="reST_20_Example"><text:span text:style-name="T84">Foo</text:span></text:span><text:span text:style-name="reST_20_Example"><text:span text:style-name="T128"> and </text:span></text:span><text:span text:style-name="reST_20_Example"><text:span text:style-name="T84">Bar</text:span></text:span></text:p>
          </table:table-cell>
          <table:table-cell table:style-name="Table5.C5" office:value-type="string">
            <text:p text:style-name="P49">(Foo, Bar) -&gt; Baz</text:p>
          </table:table-cell>
          <table:table-cell table:style-name="Table5.D5" office:value-type="string">
            <text:p text:style-name="P33">Function of <text:span text:style-name="T70">Foo</text:span> and <text:span text:style-name="T70">Bar</text:span> that returns Baz</text:p>
          </table:table-cell>
        </table:table-row>
        <table:table-row table:style-name="Table5.2">
          <table:table-cell table:style-name="Table5.A6" office:value-type="string">
            <text:p text:style-name="P62"><text:span text:style-name="reST_20_Source"><text:span text:style-name="T8">list[Foo]</text:span></text:span></text:p>
          </table:table-cell>
          <table:table-cell table:style-name="Table5.B6" office:value-type="string">
            <text:p text:style-name="P62"><text:span text:style-name="reST_20_Example"><text:span text:style-name="T84">List</text:span></text:span><text:span text:style-name="reST_20_Example"><text:span text:style-name="T128"> of </text:span></text:span><text:span text:style-name="reST_20_Example"><text:span text:style-name="T84">Foo</text:span></text:span><text:span text:style-name="reST_20_Example"><text:span text:style-name="T128"> elements</text:span></text:span></text:p>
          </table:table-cell>
          <table:table-cell table:style-name="Table5.C6" office:value-type="string">
            <text:p text:style-name="P49">list[dict[str, int]]</text:p>
          </table:table-cell>
          <table:table-cell table:style-name="Table5.D6" office:value-type="string">
            <text:p text:style-name="P33"><text:span text:style-name="T70">List</text:span> of <text:span text:style-name="T70">dicts</text:span> from <text:span text:style-name="T70">str</text:span> to <text:span text:style-name="T85">int</text:span><text:span text:style-name="T129"> (nested arguments)</text:span></text:p>
          </table:table-cell>
        </table:table-row>
        <table:table-row table:style-name="Table5.2">
          <table:table-cell table:style-name="Table5.A3" office:value-type="string">
            <text:p text:style-name="P62"><text:span text:style-name="reST_20_Source"><text:span text:style-name="T8">dict[Foo, Bar]</text:span></text:span></text:p>
          </table:table-cell>
          <table:table-cell table:style-name="Table5.B7" office:value-type="string">
            <text:p text:style-name="P62"><text:span text:style-name="reST_20_Example"><text:span text:style-name="T128">Dict from </text:span></text:span><text:span text:style-name="reST_20_Example"><text:span text:style-name="T84">Foo</text:span></text:span><text:span text:style-name="reST_20_Example"><text:span text:style-name="T128"> to </text:span></text:span><text:span text:style-name="reST_20_Example"><text:span text:style-name="T84">Bar</text:span></text:span></text:p>
          </table:table-cell>
          <table:table-cell table:style-name="Table5.C7" table:number-columns-spanned="2" office:value-type="string">
            <text:p text:style-name="Standard"/>
          </table:table-cell>
          <table:covered-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2" svg:font-family="'Liberation Sans'" style:font-family-generic="swiss"/>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fo:font-style="italic" style:text-underline-style="solid" style:text-underline-width="auto" style:text-underline-color="font-color" style:font-size-asian="10.5pt" style:language-asian="zxx" style:country-asian="none" style:font-weight-asian="normal" style:language-complex="zxx" style:country-complex="none"/>
    </style:style>
    <style:style style:name="Example"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reST_20_Source" style:display-name="reST Source" style:family="text" style:parent-style-name="User_20_Entry">
      <style:text-properties fo:font-size="8pt" style:font-size-asian="10.5pt" style:font-weight-asian="normal"/>
    </style:style>
    <style:style style:name="reST_20_Example" style:display-name="reST Example" style:family="text" style:parent-style-name="User_20_Entry">
      <style:text-properties style:font-name="Liberation Sans1" fo:font-family="'Liberation Sans'" style:font-style-name="Regular" style:font-family-generic="swiss" style:font-pitch="variable" fo:font-size="8pt" style:font-size-asian="10.5pt" style:font-weight-asian="norma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1535in" fo:margin-left="0.3937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dek Lát</meta:initial-creator>
    <meta:creation-date>2014-09-01T10:08:14.482684969</meta:creation-date>
    <dc:date>2016-09-25T11:38:24.138338671</dc:date>
    <meta:editing-duration>PT7H8M13S</meta:editing-duration>
    <meta:editing-cycles>44</meta:editing-cycles>
    <meta:generator>LibreOffice/5.1.5.2$Linux_X86_64 LibreOffice_project/10$Build-2</meta:generator>
    <meta:printed-by>Radek Lát</meta:printed-by>
    <meta:print-date>2016-02-10T15:47:54.694631727</meta:print-date>
    <meta:document-statistic meta:table-count="8" meta:image-count="1" meta:object-count="0" meta:page-count="3" meta:paragraph-count="221" meta:word-count="1461" meta:character-count="9496" meta:non-whitespace-character-count="8049"/>
  </office:meta>
</office:document-meta>
</file>